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96.53mm" svg:y="25.17mm">
            <loext:p draw:notify-on-update-of-ranges="option_roi_result.A1:option_roi_result.A1 option_roi_result.A2:option_roi_result.A245 option_roi_result.B1:option_roi_result.B1 option_roi_result.B2:option_roi_result.B24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</text:p>
          </table:table-cell>
        </table:table-row>
        <table:table-row table:style-name="ro1">
          <table:table-cell office:value-type="string" calcext:value-type="string">
            <text:p>2015/1/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5/1/6</text:p>
          </table:table-cell>
          <table:table-cell office:value-type="float" office:value="0.99235" calcext:value-type="float">
            <text:p>0.99235</text:p>
          </table:table-cell>
        </table:table-row>
        <table:table-row table:style-name="ro1">
          <table:table-cell office:value-type="string" calcext:value-type="string">
            <text:p>2015/1/7</text:p>
          </table:table-cell>
          <table:table-cell office:value-type="float" office:value="0.9916" calcext:value-type="float">
            <text:p>0.9916</text:p>
          </table:table-cell>
        </table:table-row>
        <table:table-row table:style-name="ro1">
          <table:table-cell office:value-type="string" calcext:value-type="string">
            <text:p>2015/1/8</text:p>
          </table:table-cell>
          <table:table-cell office:value-type="float" office:value="1.15285" calcext:value-type="float">
            <text:p>1.15285</text:p>
          </table:table-cell>
        </table:table-row>
        <table:table-row table:style-name="ro1">
          <table:table-cell office:value-type="string" calcext:value-type="string">
            <text:p>2015/1/9</text:p>
          </table:table-cell>
          <table:table-cell office:value-type="float" office:value="1.15285" calcext:value-type="float">
            <text:p>1.15285</text:p>
          </table:table-cell>
        </table:table-row>
        <table:table-row table:style-name="ro1">
          <table:table-cell office:value-type="string" calcext:value-type="string">
            <text:p>2015/1/12</text:p>
          </table:table-cell>
          <table:table-cell office:value-type="float" office:value="1.14685" calcext:value-type="float">
            <text:p>1.14685</text:p>
          </table:table-cell>
        </table:table-row>
        <table:table-row table:style-name="ro1">
          <table:table-cell office:value-type="string" calcext:value-type="string">
            <text:p>2015/1/13</text:p>
          </table:table-cell>
          <table:table-cell office:value-type="float" office:value="1.14685" calcext:value-type="float">
            <text:p>1.14685</text:p>
          </table:table-cell>
        </table:table-row>
        <table:table-row table:style-name="ro1">
          <table:table-cell office:value-type="string" calcext:value-type="string">
            <text:p>2015/1/14</text:p>
          </table:table-cell>
          <table:table-cell office:value-type="float" office:value="1.13955" calcext:value-type="float">
            <text:p>1.13955</text:p>
          </table:table-cell>
        </table:table-row>
        <table:table-row table:style-name="ro1">
          <table:table-cell office:value-type="string" calcext:value-type="string">
            <text:p>2015/1/15</text:p>
          </table:table-cell>
          <table:table-cell office:value-type="float" office:value="1.1335" calcext:value-type="float">
            <text:p>1.1335</text:p>
          </table:table-cell>
        </table:table-row>
        <table:table-row table:style-name="ro1">
          <table:table-cell office:value-type="string" calcext:value-type="string">
            <text:p>2015/1/16</text:p>
          </table:table-cell>
          <table:table-cell office:value-type="float" office:value="1.12775" calcext:value-type="float">
            <text:p>1.12775</text:p>
          </table:table-cell>
        </table:table-row>
        <table:table-row table:style-name="ro1">
          <table:table-cell office:value-type="string" calcext:value-type="string">
            <text:p>2015/1/19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string" calcext:value-type="string">
            <text:p>2015/1/20</text:p>
          </table:table-cell>
          <table:table-cell office:value-type="float" office:value="1.09065" calcext:value-type="float">
            <text:p>1.09065</text:p>
          </table:table-cell>
        </table:table-row>
        <table:table-row table:style-name="ro1">
          <table:table-cell office:value-type="string" calcext:value-type="string">
            <text:p>2015/1/21</text:p>
          </table:table-cell>
          <table:table-cell office:value-type="float" office:value="1.09065" calcext:value-type="float">
            <text:p>1.09065</text:p>
          </table:table-cell>
        </table:table-row>
        <table:table-row table:style-name="ro1">
          <table:table-cell office:value-type="string" calcext:value-type="string">
            <text:p>2015/1/22</text:p>
          </table:table-cell>
          <table:table-cell office:value-type="float" office:value="1.09065" calcext:value-type="float">
            <text:p>1.09065</text:p>
          </table:table-cell>
        </table:table-row>
        <table:table-row table:style-name="ro1">
          <table:table-cell office:value-type="string" calcext:value-type="string">
            <text:p>2015/1/23</text:p>
          </table:table-cell>
          <table:table-cell office:value-type="float" office:value="1.09065" calcext:value-type="float">
            <text:p>1.09065</text:p>
          </table:table-cell>
        </table:table-row>
        <table:table-row table:style-name="ro1">
          <table:table-cell office:value-type="string" calcext:value-type="string">
            <text:p>2015/1/26</text:p>
          </table:table-cell>
          <table:table-cell office:value-type="float" office:value="1.09065" calcext:value-type="float">
            <text:p>1.09065</text:p>
          </table:table-cell>
        </table:table-row>
        <table:table-row table:style-name="ro1">
          <table:table-cell office:value-type="string" calcext:value-type="string">
            <text:p>2015/1/27</text:p>
          </table:table-cell>
          <table:table-cell office:value-type="float" office:value="1.09065" calcext:value-type="float">
            <text:p>1.09065</text:p>
          </table:table-cell>
        </table:table-row>
        <table:table-row table:style-name="ro1">
          <table:table-cell office:value-type="string" calcext:value-type="string">
            <text:p>2015/1/28</text:p>
          </table:table-cell>
          <table:table-cell office:value-type="float" office:value="1.09065" calcext:value-type="float">
            <text:p>1.09065</text:p>
          </table:table-cell>
        </table:table-row>
        <table:table-row table:style-name="ro1">
          <table:table-cell office:value-type="string" calcext:value-type="string">
            <text:p>2015/1/29</text:p>
          </table:table-cell>
          <table:table-cell office:value-type="float" office:value="1.09065" calcext:value-type="float">
            <text:p>1.09065</text:p>
          </table:table-cell>
        </table:table-row>
        <table:table-row table:style-name="ro1">
          <table:table-cell office:value-type="string" calcext:value-type="string">
            <text:p>2015/1/30</text:p>
          </table:table-cell>
          <table:table-cell office:value-type="float" office:value="1.08765" calcext:value-type="float">
            <text:p>1.08765</text:p>
          </table:table-cell>
        </table:table-row>
        <table:table-row table:style-name="ro1">
          <table:table-cell office:value-type="string" calcext:value-type="string">
            <text:p>2015/2/2</text:p>
          </table:table-cell>
          <table:table-cell office:value-type="float" office:value="1.08765" calcext:value-type="float">
            <text:p>1.08765</text:p>
          </table:table-cell>
        </table:table-row>
        <table:table-row table:style-name="ro1">
          <table:table-cell office:value-type="string" calcext:value-type="string">
            <text:p>2015/2/3</text:p>
          </table:table-cell>
          <table:table-cell office:value-type="float" office:value="1.0874" calcext:value-type="float">
            <text:p>1.0874</text:p>
          </table:table-cell>
        </table:table-row>
        <table:table-row table:style-name="ro1">
          <table:table-cell office:value-type="string" calcext:value-type="string">
            <text:p>2015/2/4</text:p>
          </table:table-cell>
          <table:table-cell office:value-type="float" office:value="1.10365" calcext:value-type="float">
            <text:p>1.10365</text:p>
          </table:table-cell>
        </table:table-row>
        <table:table-row table:style-name="ro1">
          <table:table-cell office:value-type="string" calcext:value-type="string">
            <text:p>2015/2/5</text:p>
          </table:table-cell>
          <table:table-cell office:value-type="float" office:value="1.10365" calcext:value-type="float">
            <text:p>1.10365</text:p>
          </table:table-cell>
        </table:table-row>
        <table:table-row table:style-name="ro1">
          <table:table-cell office:value-type="string" calcext:value-type="string">
            <text:p>2015/2/6</text:p>
          </table:table-cell>
          <table:table-cell office:value-type="float" office:value="1.10365" calcext:value-type="float">
            <text:p>1.10365</text:p>
          </table:table-cell>
        </table:table-row>
        <table:table-row table:style-name="ro1">
          <table:table-cell office:value-type="string" calcext:value-type="string">
            <text:p>2015/2/9</text:p>
          </table:table-cell>
          <table:table-cell office:value-type="float" office:value="1.10365" calcext:value-type="float">
            <text:p>1.10365</text:p>
          </table:table-cell>
        </table:table-row>
        <table:table-row table:style-name="ro1">
          <table:table-cell office:value-type="string" calcext:value-type="string">
            <text:p>2015/2/10</text:p>
          </table:table-cell>
          <table:table-cell office:value-type="float" office:value="1.10365" calcext:value-type="float">
            <text:p>1.10365</text:p>
          </table:table-cell>
        </table:table-row>
        <table:table-row table:style-name="ro1">
          <table:table-cell office:value-type="string" calcext:value-type="string">
            <text:p>2015/2/11</text:p>
          </table:table-cell>
          <table:table-cell office:value-type="float" office:value="1.1034" calcext:value-type="float">
            <text:p>1.1034</text:p>
          </table:table-cell>
        </table:table-row>
        <table:table-row table:style-name="ro1">
          <table:table-cell office:value-type="string" calcext:value-type="string">
            <text:p>2015/2/12</text:p>
          </table:table-cell>
          <table:table-cell office:value-type="float" office:value="1.10865" calcext:value-type="float">
            <text:p>1.10865</text:p>
          </table:table-cell>
        </table:table-row>
        <table:table-row table:style-name="ro1">
          <table:table-cell office:value-type="string" calcext:value-type="string">
            <text:p>2015/2/13</text:p>
          </table:table-cell>
          <table:table-cell office:value-type="float" office:value="1.10865" calcext:value-type="float">
            <text:p>1.10865</text:p>
          </table:table-cell>
        </table:table-row>
        <table:table-row table:style-name="ro1">
          <table:table-cell office:value-type="string" calcext:value-type="string">
            <text:p>2015/2/24</text:p>
          </table:table-cell>
          <table:table-cell office:value-type="float" office:value="1.10865" calcext:value-type="float">
            <text:p>1.10865</text:p>
          </table:table-cell>
        </table:table-row>
        <table:table-row table:style-name="ro1">
          <table:table-cell office:value-type="string" calcext:value-type="string">
            <text:p>2015/2/25</text:p>
          </table:table-cell>
          <table:table-cell office:value-type="float" office:value="1.10865" calcext:value-type="float">
            <text:p>1.10865</text:p>
          </table:table-cell>
        </table:table-row>
        <table:table-row table:style-name="ro1">
          <table:table-cell office:value-type="string" calcext:value-type="string">
            <text:p>2015/2/26</text:p>
          </table:table-cell>
          <table:table-cell office:value-type="float" office:value="1.10865" calcext:value-type="float">
            <text:p>1.10865</text:p>
          </table:table-cell>
        </table:table-row>
        <table:table-row table:style-name="ro1">
          <table:table-cell office:value-type="string" calcext:value-type="string">
            <text:p>2015/3/2</text:p>
          </table:table-cell>
          <table:table-cell office:value-type="float" office:value="1.10865" calcext:value-type="float">
            <text:p>1.10865</text:p>
          </table:table-cell>
        </table:table-row>
        <table:table-row table:style-name="ro1">
          <table:table-cell office:value-type="string" calcext:value-type="string">
            <text:p>2015/3/3</text:p>
          </table:table-cell>
          <table:table-cell office:value-type="float" office:value="1.10865" calcext:value-type="float">
            <text:p>1.10865</text:p>
          </table:table-cell>
        </table:table-row>
        <table:table-row table:style-name="ro1">
          <table:table-cell office:value-type="string" calcext:value-type="string">
            <text:p>2015/3/4</text:p>
          </table:table-cell>
          <table:table-cell office:value-type="float" office:value="1.10865" calcext:value-type="float">
            <text:p>1.10865</text:p>
          </table:table-cell>
        </table:table-row>
        <table:table-row table:style-name="ro1">
          <table:table-cell office:value-type="string" calcext:value-type="string">
            <text:p>2015/3/5</text:p>
          </table:table-cell>
          <table:table-cell office:value-type="float" office:value="1.10865" calcext:value-type="float">
            <text:p>1.10865</text:p>
          </table:table-cell>
        </table:table-row>
        <table:table-row table:style-name="ro1">
          <table:table-cell office:value-type="string" calcext:value-type="string">
            <text:p>2015/3/6</text:p>
          </table:table-cell>
          <table:table-cell office:value-type="float" office:value="1.10865" calcext:value-type="float">
            <text:p>1.10865</text:p>
          </table:table-cell>
        </table:table-row>
        <table:table-row table:style-name="ro1">
          <table:table-cell office:value-type="string" calcext:value-type="string">
            <text:p>2015/3/9</text:p>
          </table:table-cell>
          <table:table-cell office:value-type="float" office:value="1.10865" calcext:value-type="float">
            <text:p>1.10865</text:p>
          </table:table-cell>
        </table:table-row>
        <table:table-row table:style-name="ro1">
          <table:table-cell office:value-type="string" calcext:value-type="string">
            <text:p>2015/3/10</text:p>
          </table:table-cell>
          <table:table-cell office:value-type="float" office:value="1.10455" calcext:value-type="float">
            <text:p>1.10455</text:p>
          </table:table-cell>
        </table:table-row>
        <table:table-row table:style-name="ro1">
          <table:table-cell office:value-type="string" calcext:value-type="string">
            <text:p>2015/3/11</text:p>
          </table:table-cell>
          <table:table-cell office:value-type="float" office:value="1.10455" calcext:value-type="float">
            <text:p>1.10455</text:p>
          </table:table-cell>
        </table:table-row>
        <table:table-row table:style-name="ro1">
          <table:table-cell office:value-type="string" calcext:value-type="string">
            <text:p>2015/3/12</text:p>
          </table:table-cell>
          <table:table-cell office:value-type="float" office:value="1.1043" calcext:value-type="float">
            <text:p>1.1043</text:p>
          </table:table-cell>
        </table:table-row>
        <table:table-row table:style-name="ro1">
          <table:table-cell office:value-type="string" calcext:value-type="string">
            <text:p>2015/3/13</text:p>
          </table:table-cell>
          <table:table-cell office:value-type="float" office:value="1.12205" calcext:value-type="float">
            <text:p>1.12205</text:p>
          </table:table-cell>
        </table:table-row>
        <table:table-row table:style-name="ro1">
          <table:table-cell office:value-type="string" calcext:value-type="string">
            <text:p>2015/3/16</text:p>
          </table:table-cell>
          <table:table-cell office:value-type="float" office:value="1.12205" calcext:value-type="float">
            <text:p>1.12205</text:p>
          </table:table-cell>
        </table:table-row>
        <table:table-row table:style-name="ro1">
          <table:table-cell office:value-type="string" calcext:value-type="string">
            <text:p>2015/3/17</text:p>
          </table:table-cell>
          <table:table-cell office:value-type="float" office:value="1.08965" calcext:value-type="float">
            <text:p>1.08965</text:p>
          </table:table-cell>
        </table:table-row>
        <table:table-row table:style-name="ro1">
          <table:table-cell office:value-type="string" calcext:value-type="string">
            <text:p>2015/3/18</text:p>
          </table:table-cell>
          <table:table-cell office:value-type="float" office:value="1.0894" calcext:value-type="float">
            <text:p>1.0894</text:p>
          </table:table-cell>
        </table:table-row>
        <table:table-row table:style-name="ro1">
          <table:table-cell office:value-type="string" calcext:value-type="string">
            <text:p>2015/3/19</text:p>
          </table:table-cell>
          <table:table-cell office:value-type="float" office:value="1.12815" calcext:value-type="float">
            <text:p>1.12815</text:p>
          </table:table-cell>
        </table:table-row>
        <table:table-row table:style-name="ro1">
          <table:table-cell office:value-type="string" calcext:value-type="string">
            <text:p>2015/3/20</text:p>
          </table:table-cell>
          <table:table-cell office:value-type="float" office:value="1.12815" calcext:value-type="float">
            <text:p>1.12815</text:p>
          </table:table-cell>
        </table:table-row>
        <table:table-row table:style-name="ro1">
          <table:table-cell office:value-type="string" calcext:value-type="string">
            <text:p>2015/3/23</text:p>
          </table:table-cell>
          <table:table-cell office:value-type="float" office:value="1.12815" calcext:value-type="float">
            <text:p>1.12815</text:p>
          </table:table-cell>
        </table:table-row>
        <table:table-row table:style-name="ro1">
          <table:table-cell office:value-type="string" calcext:value-type="string">
            <text:p>2015/3/24</text:p>
          </table:table-cell>
          <table:table-cell office:value-type="float" office:value="1.12815" calcext:value-type="float">
            <text:p>1.12815</text:p>
          </table:table-cell>
        </table:table-row>
        <table:table-row table:style-name="ro1">
          <table:table-cell office:value-type="string" calcext:value-type="string">
            <text:p>2015/3/25</text:p>
          </table:table-cell>
          <table:table-cell office:value-type="float" office:value="1.12815" calcext:value-type="float">
            <text:p>1.12815</text:p>
          </table:table-cell>
        </table:table-row>
        <table:table-row table:style-name="ro1">
          <table:table-cell office:value-type="string" calcext:value-type="string">
            <text:p>2015/3/26</text:p>
          </table:table-cell>
          <table:table-cell office:value-type="float" office:value="1.12815" calcext:value-type="float">
            <text:p>1.12815</text:p>
          </table:table-cell>
        </table:table-row>
        <table:table-row table:style-name="ro1">
          <table:table-cell office:value-type="string" calcext:value-type="string">
            <text:p>2015/3/27</text:p>
          </table:table-cell>
          <table:table-cell office:value-type="float" office:value="1.1256" calcext:value-type="float">
            <text:p>1.1256</text:p>
          </table:table-cell>
        </table:table-row>
        <table:table-row table:style-name="ro1">
          <table:table-cell office:value-type="string" calcext:value-type="string">
            <text:p>2015/3/30</text:p>
          </table:table-cell>
          <table:table-cell office:value-type="float" office:value="1.1256" calcext:value-type="float">
            <text:p>1.1256</text:p>
          </table:table-cell>
        </table:table-row>
        <table:table-row table:style-name="ro1">
          <table:table-cell office:value-type="string" calcext:value-type="string">
            <text:p>2015/3/31</text:p>
          </table:table-cell>
          <table:table-cell office:value-type="float" office:value="1.12345" calcext:value-type="float">
            <text:p>1.12345</text:p>
          </table:table-cell>
        </table:table-row>
        <table:table-row table:style-name="ro1">
          <table:table-cell office:value-type="string" calcext:value-type="string">
            <text:p>2015/4/1</text:p>
          </table:table-cell>
          <table:table-cell office:value-type="float" office:value="1.09045" calcext:value-type="float">
            <text:p>1.09045</text:p>
          </table:table-cell>
        </table:table-row>
        <table:table-row table:style-name="ro1">
          <table:table-cell office:value-type="string" calcext:value-type="string">
            <text:p>2015/4/2</text:p>
          </table:table-cell>
          <table:table-cell office:value-type="float" office:value="1.09045" calcext:value-type="float">
            <text:p>1.09045</text:p>
          </table:table-cell>
        </table:table-row>
        <table:table-row table:style-name="ro1">
          <table:table-cell office:value-type="string" calcext:value-type="string">
            <text:p>2015/4/7</text:p>
          </table:table-cell>
          <table:table-cell office:value-type="float" office:value="1.08635" calcext:value-type="float">
            <text:p>1.08635</text:p>
          </table:table-cell>
        </table:table-row>
        <table:table-row table:style-name="ro1">
          <table:table-cell office:value-type="string" calcext:value-type="string">
            <text:p>2015/4/8</text:p>
          </table:table-cell>
          <table:table-cell office:value-type="float" office:value="1.08635" calcext:value-type="float">
            <text:p>1.08635</text:p>
          </table:table-cell>
        </table:table-row>
        <table:table-row table:style-name="ro1">
          <table:table-cell office:value-type="string" calcext:value-type="string">
            <text:p>2015/4/9</text:p>
          </table:table-cell>
          <table:table-cell office:value-type="float" office:value="1.08635" calcext:value-type="float">
            <text:p>1.08635</text:p>
          </table:table-cell>
        </table:table-row>
        <table:table-row table:style-name="ro1">
          <table:table-cell office:value-type="string" calcext:value-type="string">
            <text:p>2015/4/10</text:p>
          </table:table-cell>
          <table:table-cell office:value-type="float" office:value="1.0812" calcext:value-type="float">
            <text:p>1.0812</text:p>
          </table:table-cell>
        </table:table-row>
        <table:table-row table:style-name="ro1">
          <table:table-cell office:value-type="string" calcext:value-type="string">
            <text:p>2015/4/13</text:p>
          </table:table-cell>
          <table:table-cell office:value-type="float" office:value="1.0812" calcext:value-type="float">
            <text:p>1.0812</text:p>
          </table:table-cell>
        </table:table-row>
        <table:table-row table:style-name="ro1">
          <table:table-cell office:value-type="string" calcext:value-type="string">
            <text:p>2015/4/14</text:p>
          </table:table-cell>
          <table:table-cell office:value-type="float" office:value="1.0812" calcext:value-type="float">
            <text:p>1.0812</text:p>
          </table:table-cell>
        </table:table-row>
        <table:table-row table:style-name="ro1">
          <table:table-cell office:value-type="string" calcext:value-type="string">
            <text:p>2015/4/15</text:p>
          </table:table-cell>
          <table:table-cell office:value-type="float" office:value="1.0812" calcext:value-type="float">
            <text:p>1.0812</text:p>
          </table:table-cell>
        </table:table-row>
        <table:table-row table:style-name="ro1">
          <table:table-cell office:value-type="string" calcext:value-type="string">
            <text:p>2015/4/16</text:p>
          </table:table-cell>
          <table:table-cell office:value-type="float" office:value="1.0812" calcext:value-type="float">
            <text:p>1.0812</text:p>
          </table:table-cell>
        </table:table-row>
        <table:table-row table:style-name="ro1">
          <table:table-cell office:value-type="string" calcext:value-type="string">
            <text:p>2015/4/17</text:p>
          </table:table-cell>
          <table:table-cell office:value-type="float" office:value="1.0766" calcext:value-type="float">
            <text:p>1.0766</text:p>
          </table:table-cell>
        </table:table-row>
        <table:table-row table:style-name="ro1">
          <table:table-cell office:value-type="string" calcext:value-type="string">
            <text:p>2015/4/20</text:p>
          </table:table-cell>
          <table:table-cell office:value-type="float" office:value="1.07635" calcext:value-type="float">
            <text:p>1.07635</text:p>
          </table:table-cell>
        </table:table-row>
        <table:table-row table:style-name="ro1">
          <table:table-cell office:value-type="string" calcext:value-type="string">
            <text:p>2015/4/21</text:p>
          </table:table-cell>
          <table:table-cell office:value-type="float" office:value="1.07775" calcext:value-type="float">
            <text:p>1.07775</text:p>
          </table:table-cell>
        </table:table-row>
        <table:table-row table:style-name="ro1">
          <table:table-cell office:value-type="string" calcext:value-type="string">
            <text:p>2015/4/22</text:p>
          </table:table-cell>
          <table:table-cell office:value-type="float" office:value="1.0775" calcext:value-type="float">
            <text:p>1.0775</text:p>
          </table:table-cell>
        </table:table-row>
        <table:table-row table:style-name="ro1">
          <table:table-cell office:value-type="string" calcext:value-type="string">
            <text:p>2015/4/23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2015/4/24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2015/4/27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2015/4/28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2015/4/29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2015/4/30</text:p>
          </table:table-cell>
          <table:table-cell office:value-type="float" office:value="1.15575" calcext:value-type="float">
            <text:p>1.15575</text:p>
          </table:table-cell>
        </table:table-row>
        <table:table-row table:style-name="ro1">
          <table:table-cell office:value-type="string" calcext:value-type="string">
            <text:p>2015/5/4</text:p>
          </table:table-cell>
          <table:table-cell office:value-type="float" office:value="1.14815" calcext:value-type="float">
            <text:p>1.14815</text:p>
          </table:table-cell>
        </table:table-row>
        <table:table-row table:style-name="ro1">
          <table:table-cell office:value-type="string" calcext:value-type="string">
            <text:p>2015/5/5</text:p>
          </table:table-cell>
          <table:table-cell office:value-type="float" office:value="1.14815" calcext:value-type="float">
            <text:p>1.14815</text:p>
          </table:table-cell>
        </table:table-row>
        <table:table-row table:style-name="ro1">
          <table:table-cell office:value-type="string" calcext:value-type="string">
            <text:p>2015/5/6</text:p>
          </table:table-cell>
          <table:table-cell office:value-type="float" office:value="1.14815" calcext:value-type="float">
            <text:p>1.14815</text:p>
          </table:table-cell>
        </table:table-row>
        <table:table-row table:style-name="ro1">
          <table:table-cell office:value-type="string" calcext:value-type="string">
            <text:p>2015/5/7</text:p>
          </table:table-cell>
          <table:table-cell office:value-type="float" office:value="1.14815" calcext:value-type="float">
            <text:p>1.14815</text:p>
          </table:table-cell>
        </table:table-row>
        <table:table-row table:style-name="ro1">
          <table:table-cell office:value-type="string" calcext:value-type="string">
            <text:p>2015/5/8</text:p>
          </table:table-cell>
          <table:table-cell office:value-type="float" office:value="1.14815" calcext:value-type="float">
            <text:p>1.14815</text:p>
          </table:table-cell>
        </table:table-row>
        <table:table-row table:style-name="ro1">
          <table:table-cell office:value-type="string" calcext:value-type="string">
            <text:p>2015/5/11</text:p>
          </table:table-cell>
          <table:table-cell office:value-type="float" office:value="1.14815" calcext:value-type="float">
            <text:p>1.14815</text:p>
          </table:table-cell>
        </table:table-row>
        <table:table-row table:style-name="ro1">
          <table:table-cell office:value-type="string" calcext:value-type="string">
            <text:p>2015/5/12</text:p>
          </table:table-cell>
          <table:table-cell office:value-type="float" office:value="1.14145" calcext:value-type="float">
            <text:p>1.14145</text:p>
          </table:table-cell>
        </table:table-row>
        <table:table-row table:style-name="ro1">
          <table:table-cell office:value-type="string" calcext:value-type="string">
            <text:p>2015/5/13</text:p>
          </table:table-cell>
          <table:table-cell office:value-type="float" office:value="1.1402" calcext:value-type="float">
            <text:p>1.1402</text:p>
          </table:table-cell>
        </table:table-row>
        <table:table-row table:style-name="ro1">
          <table:table-cell office:value-type="string" calcext:value-type="string">
            <text:p>2015/5/14</text:p>
          </table:table-cell>
          <table:table-cell office:value-type="float" office:value="1.1013" calcext:value-type="float">
            <text:p>1.1013</text:p>
          </table:table-cell>
        </table:table-row>
        <table:table-row table:style-name="ro1">
          <table:table-cell office:value-type="string" calcext:value-type="string">
            <text:p>2015/5/15</text:p>
          </table:table-cell>
          <table:table-cell office:value-type="float" office:value="1.1013" calcext:value-type="float">
            <text:p>1.1013</text:p>
          </table:table-cell>
        </table:table-row>
        <table:table-row table:style-name="ro1">
          <table:table-cell office:value-type="string" calcext:value-type="string">
            <text:p>2015/5/18</text:p>
          </table:table-cell>
          <table:table-cell office:value-type="float" office:value="1.0728" calcext:value-type="float">
            <text:p>1.0728</text:p>
          </table:table-cell>
        </table:table-row>
        <table:table-row table:style-name="ro1">
          <table:table-cell office:value-type="string" calcext:value-type="string">
            <text:p>2015/5/19</text:p>
          </table:table-cell>
          <table:table-cell office:value-type="float" office:value="1.07155" calcext:value-type="float">
            <text:p>1.07155</text:p>
          </table:table-cell>
        </table:table-row>
        <table:table-row table:style-name="ro1">
          <table:table-cell office:value-type="string" calcext:value-type="string">
            <text:p>2015/5/20</text:p>
          </table:table-cell>
          <table:table-cell office:value-type="float" office:value="1.11205" calcext:value-type="float">
            <text:p>1.11205</text:p>
          </table:table-cell>
        </table:table-row>
        <table:table-row table:style-name="ro1">
          <table:table-cell office:value-type="string" calcext:value-type="string">
            <text:p>2015/5/21</text:p>
          </table:table-cell>
          <table:table-cell office:value-type="float" office:value="1.11205" calcext:value-type="float">
            <text:p>1.11205</text:p>
          </table:table-cell>
        </table:table-row>
        <table:table-row table:style-name="ro1">
          <table:table-cell office:value-type="string" calcext:value-type="string">
            <text:p>2015/5/22</text:p>
          </table:table-cell>
          <table:table-cell office:value-type="float" office:value="1.11205" calcext:value-type="float">
            <text:p>1.11205</text:p>
          </table:table-cell>
        </table:table-row>
        <table:table-row table:style-name="ro1">
          <table:table-cell office:value-type="string" calcext:value-type="string">
            <text:p>2015/5/25</text:p>
          </table:table-cell>
          <table:table-cell office:value-type="float" office:value="1.10715" calcext:value-type="float">
            <text:p>1.10715</text:p>
          </table:table-cell>
        </table:table-row>
        <table:table-row table:style-name="ro1">
          <table:table-cell office:value-type="string" calcext:value-type="string">
            <text:p>2015/5/26</text:p>
          </table:table-cell>
          <table:table-cell office:value-type="float" office:value="1.10715" calcext:value-type="float">
            <text:p>1.10715</text:p>
          </table:table-cell>
        </table:table-row>
        <table:table-row table:style-name="ro1">
          <table:table-cell office:value-type="string" calcext:value-type="string">
            <text:p>2015/5/27</text:p>
          </table:table-cell>
          <table:table-cell office:value-type="float" office:value="1.1069" calcext:value-type="float">
            <text:p>1.1069</text:p>
          </table:table-cell>
        </table:table-row>
        <table:table-row table:style-name="ro1">
          <table:table-cell office:value-type="string" calcext:value-type="string">
            <text:p>2015/5/28</text:p>
          </table:table-cell>
          <table:table-cell office:value-type="float" office:value="1.1267" calcext:value-type="float">
            <text:p>1.1267</text:p>
          </table:table-cell>
        </table:table-row>
        <table:table-row table:style-name="ro1">
          <table:table-cell office:value-type="string" calcext:value-type="string">
            <text:p>2015/5/29</text:p>
          </table:table-cell>
          <table:table-cell office:value-type="float" office:value="1.1267" calcext:value-type="float">
            <text:p>1.1267</text:p>
          </table:table-cell>
        </table:table-row>
        <table:table-row table:style-name="ro1">
          <table:table-cell office:value-type="string" calcext:value-type="string">
            <text:p>2015/6/1</text:p>
          </table:table-cell>
          <table:table-cell office:value-type="float" office:value="1.12185" calcext:value-type="float">
            <text:p>1.12185</text:p>
          </table:table-cell>
        </table:table-row>
        <table:table-row table:style-name="ro1">
          <table:table-cell office:value-type="string" calcext:value-type="string">
            <text:p>2015/6/2</text:p>
          </table:table-cell>
          <table:table-cell office:value-type="float" office:value="1.12185" calcext:value-type="float">
            <text:p>1.12185</text:p>
          </table:table-cell>
        </table:table-row>
        <table:table-row table:style-name="ro1">
          <table:table-cell office:value-type="string" calcext:value-type="string">
            <text:p>2015/6/3</text:p>
          </table:table-cell>
          <table:table-cell office:value-type="float" office:value="1.11685" calcext:value-type="float">
            <text:p>1.11685</text:p>
          </table:table-cell>
        </table:table-row>
        <table:table-row table:style-name="ro1">
          <table:table-cell office:value-type="string" calcext:value-type="string">
            <text:p>2015/6/4</text:p>
          </table:table-cell>
          <table:table-cell office:value-type="float" office:value="1.11685" calcext:value-type="float">
            <text:p>1.11685</text:p>
          </table:table-cell>
        </table:table-row>
        <table:table-row table:style-name="ro1">
          <table:table-cell office:value-type="string" calcext:value-type="string">
            <text:p>2015/6/5</text:p>
          </table:table-cell>
          <table:table-cell office:value-type="float" office:value="1.11685" calcext:value-type="float">
            <text:p>1.11685</text:p>
          </table:table-cell>
        </table:table-row>
        <table:table-row table:style-name="ro1">
          <table:table-cell office:value-type="string" calcext:value-type="string">
            <text:p>2015/6/8</text:p>
          </table:table-cell>
          <table:table-cell office:value-type="float" office:value="1.11685" calcext:value-type="float">
            <text:p>1.11685</text:p>
          </table:table-cell>
        </table:table-row>
        <table:table-row table:style-name="ro1">
          <table:table-cell office:value-type="string" calcext:value-type="string">
            <text:p>2015/6/9</text:p>
          </table:table-cell>
          <table:table-cell office:value-type="float" office:value="1.0822" calcext:value-type="float">
            <text:p>1.0822</text:p>
          </table:table-cell>
        </table:table-row>
        <table:table-row table:style-name="ro1">
          <table:table-cell office:value-type="string" calcext:value-type="string">
            <text:p>2015/6/10</text:p>
          </table:table-cell>
          <table:table-cell office:value-type="float" office:value="1.0822" calcext:value-type="float">
            <text:p>1.0822</text:p>
          </table:table-cell>
        </table:table-row>
        <table:table-row table:style-name="ro1">
          <table:table-cell office:value-type="string" calcext:value-type="string">
            <text:p>2015/6/11</text:p>
          </table:table-cell>
          <table:table-cell office:value-type="float" office:value="1.0502" calcext:value-type="float">
            <text:p>1.0502</text:p>
          </table:table-cell>
        </table:table-row>
        <table:table-row table:style-name="ro1">
          <table:table-cell office:value-type="string" calcext:value-type="string">
            <text:p>2015/6/12</text:p>
          </table:table-cell>
          <table:table-cell office:value-type="float" office:value="1.0187" calcext:value-type="float">
            <text:p>1.0187</text:p>
          </table:table-cell>
        </table:table-row>
        <table:table-row table:style-name="ro1">
          <table:table-cell office:value-type="string" calcext:value-type="string">
            <text:p>2015/6/15</text:p>
          </table:table-cell>
          <table:table-cell office:value-type="float" office:value="0.98945" calcext:value-type="float">
            <text:p>0.98945</text:p>
          </table:table-cell>
        </table:table-row>
        <table:table-row table:style-name="ro1">
          <table:table-cell office:value-type="string" calcext:value-type="string">
            <text:p>2015/6/16</text:p>
          </table:table-cell>
          <table:table-cell office:value-type="float" office:value="0.98945" calcext:value-type="float">
            <text:p>0.98945</text:p>
          </table:table-cell>
        </table:table-row>
        <table:table-row table:style-name="ro1">
          <table:table-cell office:value-type="string" calcext:value-type="string">
            <text:p>2015/6/17</text:p>
          </table:table-cell>
          <table:table-cell office:value-type="float" office:value="0.96245" calcext:value-type="float">
            <text:p>0.96245</text:p>
          </table:table-cell>
        </table:table-row>
        <table:table-row table:style-name="ro1">
          <table:table-cell office:value-type="string" calcext:value-type="string">
            <text:p>2015/6/18</text:p>
          </table:table-cell>
          <table:table-cell office:value-type="float" office:value="0.96245" calcext:value-type="float">
            <text:p>0.96245</text:p>
          </table:table-cell>
        </table:table-row>
        <table:table-row table:style-name="ro1">
          <table:table-cell office:value-type="string" calcext:value-type="string">
            <text:p>2015/6/22</text:p>
          </table:table-cell>
          <table:table-cell office:value-type="float" office:value="0.96245" calcext:value-type="float">
            <text:p>0.96245</text:p>
          </table:table-cell>
        </table:table-row>
        <table:table-row table:style-name="ro1">
          <table:table-cell office:value-type="string" calcext:value-type="string">
            <text:p>2015/6/23</text:p>
          </table:table-cell>
          <table:table-cell office:value-type="float" office:value="0.95795" calcext:value-type="float">
            <text:p>0.95795</text:p>
          </table:table-cell>
        </table:table-row>
        <table:table-row table:style-name="ro1">
          <table:table-cell office:value-type="string" calcext:value-type="string">
            <text:p>2015/6/24</text:p>
          </table:table-cell>
          <table:table-cell office:value-type="float" office:value="0.95395" calcext:value-type="float">
            <text:p>0.95395</text:p>
          </table:table-cell>
        </table:table-row>
        <table:table-row table:style-name="ro1">
          <table:table-cell office:value-type="string" calcext:value-type="string">
            <text:p>2015/6/25</text:p>
          </table:table-cell>
          <table:table-cell office:value-type="float" office:value="0.95395" calcext:value-type="float">
            <text:p>0.95395</text:p>
          </table:table-cell>
        </table:table-row>
        <table:table-row table:style-name="ro1">
          <table:table-cell office:value-type="string" calcext:value-type="string">
            <text:p>2015/6/26</text:p>
          </table:table-cell>
          <table:table-cell office:value-type="float" office:value="0.95395" calcext:value-type="float">
            <text:p>0.95395</text:p>
          </table:table-cell>
        </table:table-row>
        <table:table-row table:style-name="ro1">
          <table:table-cell office:value-type="string" calcext:value-type="string">
            <text:p>2015/6/29</text:p>
          </table:table-cell>
          <table:table-cell office:value-type="float" office:value="0.95395" calcext:value-type="float">
            <text:p>0.95395</text:p>
          </table:table-cell>
        </table:table-row>
        <table:table-row table:style-name="ro1">
          <table:table-cell office:value-type="string" calcext:value-type="string">
            <text:p>2015/6/30</text:p>
          </table:table-cell>
          <table:table-cell office:value-type="float" office:value="0.9527" calcext:value-type="float">
            <text:p>0.9527</text:p>
          </table:table-cell>
        </table:table-row>
        <table:table-row table:style-name="ro1">
          <table:table-cell office:value-type="string" calcext:value-type="string">
            <text:p>2015/7/1</text:p>
          </table:table-cell>
          <table:table-cell office:value-type="float" office:value="1.1362" calcext:value-type="float">
            <text:p>1.1362</text:p>
          </table:table-cell>
        </table:table-row>
        <table:table-row table:style-name="ro1">
          <table:table-cell office:value-type="string" calcext:value-type="string">
            <text:p>2015/7/2</text:p>
          </table:table-cell>
          <table:table-cell office:value-type="float" office:value="1.13895" calcext:value-type="float">
            <text:p>1.13895</text:p>
          </table:table-cell>
        </table:table-row>
        <table:table-row table:style-name="ro1">
          <table:table-cell office:value-type="string" calcext:value-type="string">
            <text:p>2015/7/3</text:p>
          </table:table-cell>
          <table:table-cell office:value-type="float" office:value="1.1347" calcext:value-type="float">
            <text:p>1.1347</text:p>
          </table:table-cell>
        </table:table-row>
        <table:table-row table:style-name="ro1">
          <table:table-cell office:value-type="string" calcext:value-type="string">
            <text:p>2015/7/6</text:p>
          </table:table-cell>
          <table:table-cell office:value-type="float" office:value="1.1297" calcext:value-type="float">
            <text:p>1.1297</text:p>
          </table:table-cell>
        </table:table-row>
        <table:table-row table:style-name="ro1">
          <table:table-cell office:value-type="string" calcext:value-type="string">
            <text:p>2015/7/7</text:p>
          </table:table-cell>
          <table:table-cell office:value-type="float" office:value="1.1297" calcext:value-type="float">
            <text:p>1.1297</text:p>
          </table:table-cell>
        </table:table-row>
        <table:table-row table:style-name="ro1">
          <table:table-cell office:value-type="string" calcext:value-type="string">
            <text:p>2015/7/8</text:p>
          </table:table-cell>
          <table:table-cell office:value-type="float" office:value="1.125" calcext:value-type="float">
            <text:p>1.125</text:p>
          </table:table-cell>
        </table:table-row>
        <table:table-row table:style-name="ro1">
          <table:table-cell office:value-type="string" calcext:value-type="string">
            <text:p>2015/7/9</text:p>
          </table:table-cell>
          <table:table-cell office:value-type="float" office:value="1.125" calcext:value-type="float">
            <text:p>1.125</text:p>
          </table:table-cell>
        </table:table-row>
        <table:table-row table:style-name="ro1">
          <table:table-cell office:value-type="string" calcext:value-type="string">
            <text:p>2015/7/13</text:p>
          </table:table-cell>
          <table:table-cell office:value-type="float" office:value="1.09375" calcext:value-type="float">
            <text:p>1.09375</text:p>
          </table:table-cell>
        </table:table-row>
        <table:table-row table:style-name="ro1">
          <table:table-cell office:value-type="string" calcext:value-type="string">
            <text:p>2015/7/14</text:p>
          </table:table-cell>
          <table:table-cell office:value-type="float" office:value="1.06255" calcext:value-type="float">
            <text:p>1.06255</text:p>
          </table:table-cell>
        </table:table-row>
        <table:table-row table:style-name="ro1">
          <table:table-cell office:value-type="string" calcext:value-type="string">
            <text:p>2015/7/15</text:p>
          </table:table-cell>
          <table:table-cell office:value-type="float" office:value="1.0584" calcext:value-type="float">
            <text:p>1.0584</text:p>
          </table:table-cell>
        </table:table-row>
        <table:table-row table:style-name="ro1">
          <table:table-cell office:value-type="string" calcext:value-type="string">
            <text:p>2015/7/16</text:p>
          </table:table-cell>
          <table:table-cell office:value-type="float" office:value="1.0584" calcext:value-type="float">
            <text:p>1.0584</text:p>
          </table:table-cell>
        </table:table-row>
        <table:table-row table:style-name="ro1">
          <table:table-cell office:value-type="string" calcext:value-type="string">
            <text:p>2015/7/17</text:p>
          </table:table-cell>
          <table:table-cell office:value-type="float" office:value="1.0338" calcext:value-type="float">
            <text:p>1.0338</text:p>
          </table:table-cell>
        </table:table-row>
        <table:table-row table:style-name="ro1">
          <table:table-cell office:value-type="string" calcext:value-type="string">
            <text:p>2015/7/20</text:p>
          </table:table-cell>
          <table:table-cell office:value-type="float" office:value="1.0068" calcext:value-type="float">
            <text:p>1.0068</text:p>
          </table:table-cell>
        </table:table-row>
        <table:table-row table:style-name="ro1">
          <table:table-cell office:value-type="string" calcext:value-type="string">
            <text:p>2015/7/21</text:p>
          </table:table-cell>
          <table:table-cell office:value-type="float" office:value="0.98105" calcext:value-type="float">
            <text:p>0.98105</text:p>
          </table:table-cell>
        </table:table-row>
        <table:table-row table:style-name="ro1">
          <table:table-cell office:value-type="string" calcext:value-type="string">
            <text:p>2015/7/22</text:p>
          </table:table-cell>
          <table:table-cell office:value-type="float" office:value="0.95605" calcext:value-type="float">
            <text:p>0.95605</text:p>
          </table:table-cell>
        </table:table-row>
        <table:table-row table:style-name="ro1">
          <table:table-cell office:value-type="string" calcext:value-type="string">
            <text:p>2015/7/23</text:p>
          </table:table-cell>
          <table:table-cell office:value-type="float" office:value="0.93255" calcext:value-type="float">
            <text:p>0.93255</text:p>
          </table:table-cell>
        </table:table-row>
        <table:table-row table:style-name="ro1">
          <table:table-cell office:value-type="string" calcext:value-type="string">
            <text:p>2015/7/24</text:p>
          </table:table-cell>
          <table:table-cell office:value-type="float" office:value="0.91235" calcext:value-type="float">
            <text:p>0.91235</text:p>
          </table:table-cell>
        </table:table-row>
        <table:table-row table:style-name="ro1">
          <table:table-cell office:value-type="string" calcext:value-type="string">
            <text:p>2015/7/27</text:p>
          </table:table-cell>
          <table:table-cell office:value-type="float" office:value="0.91235" calcext:value-type="float">
            <text:p>0.91235</text:p>
          </table:table-cell>
        </table:table-row>
        <table:table-row table:style-name="ro1">
          <table:table-cell office:value-type="string" calcext:value-type="string">
            <text:p>2015/7/28</text:p>
          </table:table-cell>
          <table:table-cell office:value-type="float" office:value="0.91235" calcext:value-type="float">
            <text:p>0.91235</text:p>
          </table:table-cell>
        </table:table-row>
        <table:table-row table:style-name="ro1">
          <table:table-cell office:value-type="string" calcext:value-type="string">
            <text:p>2015/7/29</text:p>
          </table:table-cell>
          <table:table-cell office:value-type="float" office:value="0.88995" calcext:value-type="float">
            <text:p>0.88995</text:p>
          </table:table-cell>
        </table:table-row>
        <table:table-row table:style-name="ro1">
          <table:table-cell office:value-type="string" calcext:value-type="string">
            <text:p>2015/7/30</text:p>
          </table:table-cell>
          <table:table-cell office:value-type="float" office:value="0.88995" calcext:value-type="float">
            <text:p>0.88995</text:p>
          </table:table-cell>
        </table:table-row>
        <table:table-row table:style-name="ro1">
          <table:table-cell office:value-type="string" calcext:value-type="string">
            <text:p>2015/7/31</text:p>
          </table:table-cell>
          <table:table-cell office:value-type="float" office:value="0.88605" calcext:value-type="float">
            <text:p>0.88605</text:p>
          </table:table-cell>
        </table:table-row>
        <table:table-row table:style-name="ro1">
          <table:table-cell office:value-type="string" calcext:value-type="string">
            <text:p>2015/8/3</text:p>
          </table:table-cell>
          <table:table-cell office:value-type="float" office:value="0.8791" calcext:value-type="float">
            <text:p>0.8791</text:p>
          </table:table-cell>
        </table:table-row>
        <table:table-row table:style-name="ro1">
          <table:table-cell office:value-type="string" calcext:value-type="string">
            <text:p>2015/8/4</text:p>
          </table:table-cell>
          <table:table-cell office:value-type="float" office:value="0.8583" calcext:value-type="float">
            <text:p>0.8583</text:p>
          </table:table-cell>
        </table:table-row>
        <table:table-row table:style-name="ro1">
          <table:table-cell office:value-type="string" calcext:value-type="string">
            <text:p>2015/8/5</text:p>
          </table:table-cell>
          <table:table-cell office:value-type="float" office:value="0.85755" calcext:value-type="float">
            <text:p>0.85755</text:p>
          </table:table-cell>
        </table:table-row>
        <table:table-row table:style-name="ro1">
          <table:table-cell office:value-type="string" calcext:value-type="string">
            <text:p>2015/8/6</text:p>
          </table:table-cell>
          <table:table-cell office:value-type="float" office:value="0.82705" calcext:value-type="float">
            <text:p>0.82705</text:p>
          </table:table-cell>
        </table:table-row>
        <table:table-row table:style-name="ro1">
          <table:table-cell office:value-type="string" calcext:value-type="string">
            <text:p>2015/8/7</text:p>
          </table:table-cell>
          <table:table-cell office:value-type="float" office:value="0.82705" calcext:value-type="float">
            <text:p>0.82705</text:p>
          </table:table-cell>
        </table:table-row>
        <table:table-row table:style-name="ro1">
          <table:table-cell office:value-type="string" calcext:value-type="string">
            <text:p>2015/8/10</text:p>
          </table:table-cell>
          <table:table-cell office:value-type="float" office:value="0.80995" calcext:value-type="float">
            <text:p>0.80995</text:p>
          </table:table-cell>
        </table:table-row>
        <table:table-row table:style-name="ro1">
          <table:table-cell office:value-type="string" calcext:value-type="string">
            <text:p>2015/8/11</text:p>
          </table:table-cell>
          <table:table-cell office:value-type="float" office:value="0.80475" calcext:value-type="float">
            <text:p>0.80475</text:p>
          </table:table-cell>
        </table:table-row>
        <table:table-row table:style-name="ro1">
          <table:table-cell office:value-type="string" calcext:value-type="string">
            <text:p>2015/8/12</text:p>
          </table:table-cell>
          <table:table-cell office:value-type="float" office:value="0.79125" calcext:value-type="float">
            <text:p>0.79125</text:p>
          </table:table-cell>
        </table:table-row>
        <table:table-row table:style-name="ro1">
          <table:table-cell office:value-type="string" calcext:value-type="string">
            <text:p>2015/8/13</text:p>
          </table:table-cell>
          <table:table-cell office:value-type="float" office:value="0.77805" calcext:value-type="float">
            <text:p>0.77805</text:p>
          </table:table-cell>
        </table:table-row>
        <table:table-row table:style-name="ro1">
          <table:table-cell office:value-type="string" calcext:value-type="string">
            <text:p>2015/8/14</text:p>
          </table:table-cell>
          <table:table-cell office:value-type="float" office:value="0.7773" calcext:value-type="float">
            <text:p>0.7773</text:p>
          </table:table-cell>
        </table:table-row>
        <table:table-row table:style-name="ro1">
          <table:table-cell office:value-type="string" calcext:value-type="string">
            <text:p>2015/8/17</text:p>
          </table:table-cell>
          <table:table-cell office:value-type="float" office:value="0.76335" calcext:value-type="float">
            <text:p>0.76335</text:p>
          </table:table-cell>
        </table:table-row>
        <table:table-row table:style-name="ro1">
          <table:table-cell office:value-type="string" calcext:value-type="string">
            <text:p>2015/8/18</text:p>
          </table:table-cell>
          <table:table-cell office:value-type="float" office:value="0.76335" calcext:value-type="float">
            <text:p>0.76335</text:p>
          </table:table-cell>
        </table:table-row>
        <table:table-row table:style-name="ro1">
          <table:table-cell office:value-type="string" calcext:value-type="string">
            <text:p>2015/8/19</text:p>
          </table:table-cell>
          <table:table-cell office:value-type="float" office:value="0.76335" calcext:value-type="float">
            <text:p>0.76335</text:p>
          </table:table-cell>
        </table:table-row>
        <table:table-row table:style-name="ro1">
          <table:table-cell office:value-type="string" calcext:value-type="string">
            <text:p>2015/8/20</text:p>
          </table:table-cell>
          <table:table-cell office:value-type="float" office:value="0.75605" calcext:value-type="float">
            <text:p>0.75605</text:p>
          </table:table-cell>
        </table:table-row>
        <table:table-row table:style-name="ro1">
          <table:table-cell office:value-type="string" calcext:value-type="string">
            <text:p>2015/8/21</text:p>
          </table:table-cell>
          <table:table-cell office:value-type="float" office:value="0.74505" calcext:value-type="float">
            <text:p>0.74505</text:p>
          </table:table-cell>
        </table:table-row>
        <table:table-row table:style-name="ro1">
          <table:table-cell office:value-type="string" calcext:value-type="string">
            <text:p>2015/8/24</text:p>
          </table:table-cell>
          <table:table-cell office:value-type="float" office:value="0.7381" calcext:value-type="float">
            <text:p>0.7381</text:p>
          </table:table-cell>
        </table:table-row>
        <table:table-row table:style-name="ro1">
          <table:table-cell office:value-type="string" calcext:value-type="string">
            <text:p>2015/8/25</text:p>
          </table:table-cell>
          <table:table-cell office:value-type="float" office:value="0.7381" calcext:value-type="float">
            <text:p>0.7381</text:p>
          </table:table-cell>
        </table:table-row>
        <table:table-row table:style-name="ro1">
          <table:table-cell office:value-type="string" calcext:value-type="string">
            <text:p>2015/8/26</text:p>
          </table:table-cell>
          <table:table-cell office:value-type="float" office:value="0.7281" calcext:value-type="float">
            <text:p>0.7281</text:p>
          </table:table-cell>
        </table:table-row>
        <table:table-row table:style-name="ro1">
          <table:table-cell office:value-type="string" calcext:value-type="string">
            <text:p>2015/8/27</text:p>
          </table:table-cell>
          <table:table-cell office:value-type="float" office:value="0.7206" calcext:value-type="float">
            <text:p>0.7206</text:p>
          </table:table-cell>
        </table:table-row>
        <table:table-row table:style-name="ro1">
          <table:table-cell office:value-type="string" calcext:value-type="string">
            <text:p>2015/8/28</text:p>
          </table:table-cell>
          <table:table-cell office:value-type="float" office:value="0.72035" calcext:value-type="float">
            <text:p>0.72035</text:p>
          </table:table-cell>
        </table:table-row>
        <table:table-row table:style-name="ro1">
          <table:table-cell office:value-type="string" calcext:value-type="string">
            <text:p>2015/8/31</text:p>
          </table:table-cell>
          <table:table-cell office:value-type="float" office:value="0.7706" calcext:value-type="float">
            <text:p>0.7706</text:p>
          </table:table-cell>
        </table:table-row>
        <table:table-row table:style-name="ro1">
          <table:table-cell office:value-type="string" calcext:value-type="string">
            <text:p>2015/9/1</text:p>
          </table:table-cell>
          <table:table-cell office:value-type="float" office:value="0.7706" calcext:value-type="float">
            <text:p>0.7706</text:p>
          </table:table-cell>
        </table:table-row>
        <table:table-row table:style-name="ro1">
          <table:table-cell office:value-type="string" calcext:value-type="string">
            <text:p>2015/9/2</text:p>
          </table:table-cell>
          <table:table-cell office:value-type="float" office:value="0.7706" calcext:value-type="float">
            <text:p>0.7706</text:p>
          </table:table-cell>
        </table:table-row>
        <table:table-row table:style-name="ro1">
          <table:table-cell office:value-type="string" calcext:value-type="string">
            <text:p>2015/9/3</text:p>
          </table:table-cell>
          <table:table-cell office:value-type="float" office:value="0.7706" calcext:value-type="float">
            <text:p>0.7706</text:p>
          </table:table-cell>
        </table:table-row>
        <table:table-row table:style-name="ro1">
          <table:table-cell office:value-type="string" calcext:value-type="string">
            <text:p>2015/9/4</text:p>
          </table:table-cell>
          <table:table-cell office:value-type="float" office:value="0.7706" calcext:value-type="float">
            <text:p>0.7706</text:p>
          </table:table-cell>
        </table:table-row>
        <table:table-row table:style-name="ro1">
          <table:table-cell office:value-type="string" calcext:value-type="string">
            <text:p>2015/9/7</text:p>
          </table:table-cell>
          <table:table-cell office:value-type="float" office:value="0.7706" calcext:value-type="float">
            <text:p>0.7706</text:p>
          </table:table-cell>
        </table:table-row>
        <table:table-row table:style-name="ro1">
          <table:table-cell office:value-type="string" calcext:value-type="string">
            <text:p>2015/9/8</text:p>
          </table:table-cell>
          <table:table-cell office:value-type="float" office:value="0.7706" calcext:value-type="float">
            <text:p>0.7706</text:p>
          </table:table-cell>
        </table:table-row>
        <table:table-row table:style-name="ro1">
          <table:table-cell office:value-type="string" calcext:value-type="string">
            <text:p>2015/9/9</text:p>
          </table:table-cell>
          <table:table-cell office:value-type="float" office:value="0.7706" calcext:value-type="float">
            <text:p>0.7706</text:p>
          </table:table-cell>
        </table:table-row>
        <table:table-row table:style-name="ro1">
          <table:table-cell office:value-type="string" calcext:value-type="string">
            <text:p>2015/9/10</text:p>
          </table:table-cell>
          <table:table-cell office:value-type="float" office:value="0.76015" calcext:value-type="float">
            <text:p>0.76015</text:p>
          </table:table-cell>
        </table:table-row>
        <table:table-row table:style-name="ro1">
          <table:table-cell office:value-type="string" calcext:value-type="string">
            <text:p>2015/9/11</text:p>
          </table:table-cell>
          <table:table-cell office:value-type="float" office:value="0.76015" calcext:value-type="float">
            <text:p>0.76015</text:p>
          </table:table-cell>
        </table:table-row>
        <table:table-row table:style-name="ro1">
          <table:table-cell office:value-type="string" calcext:value-type="string">
            <text:p>2015/9/14</text:p>
          </table:table-cell>
          <table:table-cell office:value-type="float" office:value="0.76015" calcext:value-type="float">
            <text:p>0.76015</text:p>
          </table:table-cell>
        </table:table-row>
        <table:table-row table:style-name="ro1">
          <table:table-cell office:value-type="string" calcext:value-type="string">
            <text:p>2015/9/15</text:p>
          </table:table-cell>
          <table:table-cell office:value-type="float" office:value="0.7509" calcext:value-type="float">
            <text:p>0.7509</text:p>
          </table:table-cell>
        </table:table-row>
        <table:table-row table:style-name="ro1">
          <table:table-cell office:value-type="string" calcext:value-type="string">
            <text:p>2015/9/16</text:p>
          </table:table-cell>
          <table:table-cell office:value-type="float" office:value="0.7509" calcext:value-type="float">
            <text:p>0.7509</text:p>
          </table:table-cell>
        </table:table-row>
        <table:table-row table:style-name="ro1">
          <table:table-cell office:value-type="string" calcext:value-type="string">
            <text:p>2015/9/17</text:p>
          </table:table-cell>
          <table:table-cell office:value-type="float" office:value="0.7509" calcext:value-type="float">
            <text:p>0.7509</text:p>
          </table:table-cell>
        </table:table-row>
        <table:table-row table:style-name="ro1">
          <table:table-cell office:value-type="string" calcext:value-type="string">
            <text:p>2015/9/18</text:p>
          </table:table-cell>
          <table:table-cell office:value-type="float" office:value="0.7509" calcext:value-type="float">
            <text:p>0.7509</text:p>
          </table:table-cell>
        </table:table-row>
        <table:table-row table:style-name="ro1">
          <table:table-cell office:value-type="string" calcext:value-type="string">
            <text:p>2015/9/21</text:p>
          </table:table-cell>
          <table:table-cell office:value-type="float" office:value="0.7509" calcext:value-type="float">
            <text:p>0.7509</text:p>
          </table:table-cell>
        </table:table-row>
        <table:table-row table:style-name="ro1">
          <table:table-cell office:value-type="string" calcext:value-type="string">
            <text:p>2015/9/22</text:p>
          </table:table-cell>
          <table:table-cell office:value-type="float" office:value="0.75065" calcext:value-type="float">
            <text:p>0.75065</text:p>
          </table:table-cell>
        </table:table-row>
        <table:table-row table:style-name="ro1">
          <table:table-cell office:value-type="string" calcext:value-type="string">
            <text:p>2015/9/23</text:p>
          </table:table-cell>
          <table:table-cell office:value-type="float" office:value="0.73685" calcext:value-type="float">
            <text:p>0.73685</text:p>
          </table:table-cell>
        </table:table-row>
        <table:table-row table:style-name="ro1">
          <table:table-cell office:value-type="string" calcext:value-type="string">
            <text:p>2015/9/24</text:p>
          </table:table-cell>
          <table:table-cell office:value-type="float" office:value="0.73685" calcext:value-type="float">
            <text:p>0.73685</text:p>
          </table:table-cell>
        </table:table-row>
        <table:table-row table:style-name="ro1">
          <table:table-cell office:value-type="string" calcext:value-type="string">
            <text:p>2015/9/25</text:p>
          </table:table-cell>
          <table:table-cell office:value-type="float" office:value="0.73685" calcext:value-type="float">
            <text:p>0.73685</text:p>
          </table:table-cell>
        </table:table-row>
        <table:table-row table:style-name="ro1">
          <table:table-cell office:value-type="string" calcext:value-type="string">
            <text:p>2015/9/30</text:p>
          </table:table-cell>
          <table:table-cell office:value-type="float" office:value="0.7366" calcext:value-type="float">
            <text:p>0.7366</text:p>
          </table:table-cell>
        </table:table-row>
        <table:table-row table:style-name="ro1">
          <table:table-cell office:value-type="string" calcext:value-type="string">
            <text:p>2015/10/1</text:p>
          </table:table-cell>
          <table:table-cell office:value-type="float" office:value="0.81885" calcext:value-type="float">
            <text:p>0.81885</text:p>
          </table:table-cell>
        </table:table-row>
        <table:table-row table:style-name="ro1">
          <table:table-cell office:value-type="string" calcext:value-type="string">
            <text:p>2015/10/2</text:p>
          </table:table-cell>
          <table:table-cell office:value-type="float" office:value="0.81835" calcext:value-type="float">
            <text:p>0.81835</text:p>
          </table:table-cell>
        </table:table-row>
        <table:table-row table:style-name="ro1">
          <table:table-cell office:value-type="string" calcext:value-type="string">
            <text:p>2015/10/5</text:p>
          </table:table-cell>
          <table:table-cell office:value-type="float" office:value="0.82685" calcext:value-type="float">
            <text:p>0.82685</text:p>
          </table:table-cell>
        </table:table-row>
        <table:table-row table:style-name="ro1">
          <table:table-cell office:value-type="string" calcext:value-type="string">
            <text:p>2015/10/6</text:p>
          </table:table-cell>
          <table:table-cell office:value-type="float" office:value="0.82685" calcext:value-type="float">
            <text:p>0.82685</text:p>
          </table:table-cell>
        </table:table-row>
        <table:table-row table:style-name="ro1">
          <table:table-cell office:value-type="string" calcext:value-type="string">
            <text:p>2015/10/7</text:p>
          </table:table-cell>
          <table:table-cell office:value-type="float" office:value="0.82685" calcext:value-type="float">
            <text:p>0.82685</text:p>
          </table:table-cell>
        </table:table-row>
        <table:table-row table:style-name="ro1">
          <table:table-cell office:value-type="string" calcext:value-type="string">
            <text:p>2015/10/8</text:p>
          </table:table-cell>
          <table:table-cell office:value-type="float" office:value="0.81845" calcext:value-type="float">
            <text:p>0.81845</text:p>
          </table:table-cell>
        </table:table-row>
        <table:table-row table:style-name="ro1">
          <table:table-cell office:value-type="string" calcext:value-type="string">
            <text:p>2015/10/12</text:p>
          </table:table-cell>
          <table:table-cell office:value-type="float" office:value="0.81845" calcext:value-type="float">
            <text:p>0.81845</text:p>
          </table:table-cell>
        </table:table-row>
        <table:table-row table:style-name="ro1">
          <table:table-cell office:value-type="string" calcext:value-type="string">
            <text:p>2015/10/13</text:p>
          </table:table-cell>
          <table:table-cell office:value-type="float" office:value="0.81845" calcext:value-type="float">
            <text:p>0.81845</text:p>
          </table:table-cell>
        </table:table-row>
        <table:table-row table:style-name="ro1">
          <table:table-cell office:value-type="string" calcext:value-type="string">
            <text:p>2015/10/14</text:p>
          </table:table-cell>
          <table:table-cell office:value-type="float" office:value="0.8182" calcext:value-type="float">
            <text:p>0.8182</text:p>
          </table:table-cell>
        </table:table-row>
        <table:table-row table:style-name="ro1">
          <table:table-cell office:value-type="string" calcext:value-type="string">
            <text:p>2015/10/15</text:p>
          </table:table-cell>
          <table:table-cell office:value-type="float" office:value="0.83845" calcext:value-type="float">
            <text:p>0.83845</text:p>
          </table:table-cell>
        </table:table-row>
        <table:table-row table:style-name="ro1">
          <table:table-cell office:value-type="string" calcext:value-type="string">
            <text:p>2015/10/16</text:p>
          </table:table-cell>
          <table:table-cell office:value-type="float" office:value="0.83845" calcext:value-type="float">
            <text:p>0.83845</text:p>
          </table:table-cell>
        </table:table-row>
        <table:table-row table:style-name="ro1">
          <table:table-cell office:value-type="string" calcext:value-type="string">
            <text:p>2015/10/19</text:p>
          </table:table-cell>
          <table:table-cell office:value-type="float" office:value="0.83845" calcext:value-type="float">
            <text:p>0.83845</text:p>
          </table:table-cell>
        </table:table-row>
        <table:table-row table:style-name="ro1">
          <table:table-cell office:value-type="string" calcext:value-type="string">
            <text:p>2015/10/20</text:p>
          </table:table-cell>
          <table:table-cell office:value-type="float" office:value="0.83845" calcext:value-type="float">
            <text:p>0.83845</text:p>
          </table:table-cell>
        </table:table-row>
        <table:table-row table:style-name="ro1">
          <table:table-cell office:value-type="string" calcext:value-type="string">
            <text:p>2015/10/21</text:p>
          </table:table-cell>
          <table:table-cell office:value-type="float" office:value="0.83845" calcext:value-type="float">
            <text:p>0.83845</text:p>
          </table:table-cell>
        </table:table-row>
        <table:table-row table:style-name="ro1">
          <table:table-cell office:value-type="string" calcext:value-type="string">
            <text:p>2015/10/22</text:p>
          </table:table-cell>
          <table:table-cell office:value-type="float" office:value="0.83845" calcext:value-type="float">
            <text:p>0.83845</text:p>
          </table:table-cell>
        </table:table-row>
        <table:table-row table:style-name="ro1">
          <table:table-cell office:value-type="string" calcext:value-type="string">
            <text:p>2015/10/23</text:p>
          </table:table-cell>
          <table:table-cell office:value-type="float" office:value="0.8323" calcext:value-type="float">
            <text:p>0.8323</text:p>
          </table:table-cell>
        </table:table-row>
        <table:table-row table:style-name="ro1">
          <table:table-cell office:value-type="string" calcext:value-type="string">
            <text:p>2015/10/26</text:p>
          </table:table-cell>
          <table:table-cell office:value-type="float" office:value="0.8323" calcext:value-type="float">
            <text:p>0.8323</text:p>
          </table:table-cell>
        </table:table-row>
        <table:table-row table:style-name="ro1">
          <table:table-cell office:value-type="string" calcext:value-type="string">
            <text:p>2015/10/27</text:p>
          </table:table-cell>
          <table:table-cell office:value-type="float" office:value="0.8323" calcext:value-type="float">
            <text:p>0.8323</text:p>
          </table:table-cell>
        </table:table-row>
        <table:table-row table:style-name="ro1">
          <table:table-cell office:value-type="string" calcext:value-type="string">
            <text:p>2015/10/28</text:p>
          </table:table-cell>
          <table:table-cell office:value-type="float" office:value="0.8323" calcext:value-type="float">
            <text:p>0.8323</text:p>
          </table:table-cell>
        </table:table-row>
        <table:table-row table:style-name="ro1">
          <table:table-cell office:value-type="string" calcext:value-type="string">
            <text:p>2015/10/29</text:p>
          </table:table-cell>
          <table:table-cell office:value-type="float" office:value="0.8291" calcext:value-type="float">
            <text:p>0.8291</text:p>
          </table:table-cell>
        </table:table-row>
        <table:table-row table:style-name="ro1">
          <table:table-cell office:value-type="string" calcext:value-type="string">
            <text:p>2015/10/30</text:p>
          </table:table-cell>
          <table:table-cell office:value-type="float" office:value="0.8291" calcext:value-type="float">
            <text:p>0.8291</text:p>
          </table:table-cell>
        </table:table-row>
        <table:table-row table:style-name="ro1">
          <table:table-cell office:value-type="string" calcext:value-type="string">
            <text:p>2015/11/2</text:p>
          </table:table-cell>
          <table:table-cell office:value-type="float" office:value="0.8212" calcext:value-type="float">
            <text:p>0.8212</text:p>
          </table:table-cell>
        </table:table-row>
        <table:table-row table:style-name="ro1">
          <table:table-cell office:value-type="string" calcext:value-type="string">
            <text:p>2015/11/3</text:p>
          </table:table-cell>
          <table:table-cell office:value-type="float" office:value="0.82095" calcext:value-type="float">
            <text:p>0.82095</text:p>
          </table:table-cell>
        </table:table-row>
        <table:table-row table:style-name="ro1">
          <table:table-cell office:value-type="string" calcext:value-type="string">
            <text:p>2015/11/4</text:p>
          </table:table-cell>
          <table:table-cell office:value-type="float" office:value="0.8882" calcext:value-type="float">
            <text:p>0.8882</text:p>
          </table:table-cell>
        </table:table-row>
        <table:table-row table:style-name="ro1">
          <table:table-cell office:value-type="string" calcext:value-type="string">
            <text:p>2015/11/5</text:p>
          </table:table-cell>
          <table:table-cell office:value-type="float" office:value="0.8882" calcext:value-type="float">
            <text:p>0.8882</text:p>
          </table:table-cell>
        </table:table-row>
        <table:table-row table:style-name="ro1">
          <table:table-cell office:value-type="string" calcext:value-type="string">
            <text:p>2015/11/6</text:p>
          </table:table-cell>
          <table:table-cell office:value-type="float" office:value="0.8882" calcext:value-type="float">
            <text:p>0.8882</text:p>
          </table:table-cell>
        </table:table-row>
        <table:table-row table:style-name="ro1">
          <table:table-cell office:value-type="string" calcext:value-type="string">
            <text:p>2015/11/9</text:p>
          </table:table-cell>
          <table:table-cell office:value-type="float" office:value="0.8812" calcext:value-type="float">
            <text:p>0.8812</text:p>
          </table:table-cell>
        </table:table-row>
        <table:table-row table:style-name="ro1">
          <table:table-cell office:value-type="string" calcext:value-type="string">
            <text:p>2015/11/10</text:p>
          </table:table-cell>
          <table:table-cell office:value-type="float" office:value="0.8812" calcext:value-type="float">
            <text:p>0.8812</text:p>
          </table:table-cell>
        </table:table-row>
        <table:table-row table:style-name="ro1">
          <table:table-cell office:value-type="string" calcext:value-type="string">
            <text:p>2015/11/11</text:p>
          </table:table-cell>
          <table:table-cell office:value-type="float" office:value="0.8654" calcext:value-type="float">
            <text:p>0.8654</text:p>
          </table:table-cell>
        </table:table-row>
        <table:table-row table:style-name="ro1">
          <table:table-cell office:value-type="string" calcext:value-type="string">
            <text:p>2015/11/12</text:p>
          </table:table-cell>
          <table:table-cell office:value-type="float" office:value="0.8654" calcext:value-type="float">
            <text:p>0.8654</text:p>
          </table:table-cell>
        </table:table-row>
        <table:table-row table:style-name="ro1">
          <table:table-cell office:value-type="string" calcext:value-type="string">
            <text:p>2015/11/13</text:p>
          </table:table-cell>
          <table:table-cell office:value-type="float" office:value="0.8579" calcext:value-type="float">
            <text:p>0.8579</text:p>
          </table:table-cell>
        </table:table-row>
        <table:table-row table:style-name="ro1">
          <table:table-cell office:value-type="string" calcext:value-type="string">
            <text:p>2015/11/16</text:p>
          </table:table-cell>
          <table:table-cell office:value-type="float" office:value="0.8579" calcext:value-type="float">
            <text:p>0.8579</text:p>
          </table:table-cell>
        </table:table-row>
        <table:table-row table:style-name="ro1">
          <table:table-cell office:value-type="string" calcext:value-type="string">
            <text:p>2015/11/17</text:p>
          </table:table-cell>
          <table:table-cell office:value-type="float" office:value="0.85765" calcext:value-type="float">
            <text:p>0.85765</text:p>
          </table:table-cell>
        </table:table-row>
        <table:table-row table:style-name="ro1">
          <table:table-cell office:value-type="string" calcext:value-type="string">
            <text:p>2015/11/18</text:p>
          </table:table-cell>
          <table:table-cell office:value-type="float" office:value="0.85135" calcext:value-type="float">
            <text:p>0.85135</text:p>
          </table:table-cell>
        </table:table-row>
        <table:table-row table:style-name="ro1">
          <table:table-cell office:value-type="string" calcext:value-type="string">
            <text:p>2015/11/19</text:p>
          </table:table-cell>
          <table:table-cell office:value-type="float" office:value="0.85135" calcext:value-type="float">
            <text:p>0.85135</text:p>
          </table:table-cell>
        </table:table-row>
        <table:table-row table:style-name="ro1">
          <table:table-cell office:value-type="string" calcext:value-type="string">
            <text:p>2015/11/20</text:p>
          </table:table-cell>
          <table:table-cell office:value-type="float" office:value="0.8449" calcext:value-type="float">
            <text:p>0.8449</text:p>
          </table:table-cell>
        </table:table-row>
        <table:table-row table:style-name="ro1">
          <table:table-cell office:value-type="string" calcext:value-type="string">
            <text:p>2015/11/23</text:p>
          </table:table-cell>
          <table:table-cell office:value-type="float" office:value="0.8449" calcext:value-type="float">
            <text:p>0.8449</text:p>
          </table:table-cell>
        </table:table-row>
        <table:table-row table:style-name="ro1">
          <table:table-cell office:value-type="string" calcext:value-type="string">
            <text:p>2015/11/24</text:p>
          </table:table-cell>
          <table:table-cell office:value-type="float" office:value="0.8449" calcext:value-type="float">
            <text:p>0.8449</text:p>
          </table:table-cell>
        </table:table-row>
        <table:table-row table:style-name="ro1">
          <table:table-cell office:value-type="string" calcext:value-type="string">
            <text:p>2015/11/25</text:p>
          </table:table-cell>
          <table:table-cell office:value-type="float" office:value="0.83995" calcext:value-type="float">
            <text:p>0.83995</text:p>
          </table:table-cell>
        </table:table-row>
        <table:table-row table:style-name="ro1">
          <table:table-cell office:value-type="string" calcext:value-type="string">
            <text:p>2015/11/26</text:p>
          </table:table-cell>
          <table:table-cell office:value-type="float" office:value="0.8397" calcext:value-type="float">
            <text:p>0.8397</text:p>
          </table:table-cell>
        </table:table-row>
        <table:table-row table:style-name="ro1">
          <table:table-cell office:value-type="string" calcext:value-type="string">
            <text:p>2015/11/27</text:p>
          </table:table-cell>
          <table:table-cell office:value-type="float" office:value="0.83845" calcext:value-type="float">
            <text:p>0.83845</text:p>
          </table:table-cell>
        </table:table-row>
        <table:table-row table:style-name="ro1">
          <table:table-cell office:value-type="string" calcext:value-type="string">
            <text:p>2015/11/30</text:p>
          </table:table-cell>
          <table:table-cell office:value-type="float" office:value="0.83845" calcext:value-type="float">
            <text:p>0.83845</text:p>
          </table:table-cell>
        </table:table-row>
        <table:table-row table:style-name="ro1">
          <table:table-cell office:value-type="string" calcext:value-type="string">
            <text:p>2015/12/1</text:p>
          </table:table-cell>
          <table:table-cell office:value-type="float" office:value="0.8382" calcext:value-type="float">
            <text:p>0.8382</text:p>
          </table:table-cell>
        </table:table-row>
        <table:table-row table:style-name="ro1">
          <table:table-cell office:value-type="string" calcext:value-type="string">
            <text:p>2015/12/2</text:p>
          </table:table-cell>
          <table:table-cell office:value-type="float" office:value="0.8547" calcext:value-type="float">
            <text:p>0.8547</text:p>
          </table:table-cell>
        </table:table-row>
        <table:table-row table:style-name="ro1">
          <table:table-cell office:value-type="string" calcext:value-type="string">
            <text:p>2015/12/3</text:p>
          </table:table-cell>
          <table:table-cell office:value-type="float" office:value="0.84385" calcext:value-type="float">
            <text:p>0.84385</text:p>
          </table:table-cell>
        </table:table-row>
        <table:table-row table:style-name="ro1">
          <table:table-cell office:value-type="string" calcext:value-type="string">
            <text:p>2015/12/4</text:p>
          </table:table-cell>
          <table:table-cell office:value-type="float" office:value="0.8342" calcext:value-type="float">
            <text:p>0.8342</text:p>
          </table:table-cell>
        </table:table-row>
        <table:table-row table:style-name="ro1">
          <table:table-cell office:value-type="string" calcext:value-type="string">
            <text:p>2015/12/7</text:p>
          </table:table-cell>
          <table:table-cell office:value-type="float" office:value="0.8492" calcext:value-type="float">
            <text:p>0.8492</text:p>
          </table:table-cell>
        </table:table-row>
        <table:table-row table:style-name="ro1">
          <table:table-cell office:value-type="string" calcext:value-type="string">
            <text:p>2015/12/8</text:p>
          </table:table-cell>
          <table:table-cell office:value-type="float" office:value="0.84095" calcext:value-type="float">
            <text:p>0.84095</text:p>
          </table:table-cell>
        </table:table-row>
        <table:table-row table:style-name="ro1">
          <table:table-cell office:value-type="string" calcext:value-type="string">
            <text:p>2015/12/9</text:p>
          </table:table-cell>
          <table:table-cell office:value-type="float" office:value="0.83175" calcext:value-type="float">
            <text:p>0.83175</text:p>
          </table:table-cell>
        </table:table-row>
        <table:table-row table:style-name="ro1">
          <table:table-cell office:value-type="string" calcext:value-type="string">
            <text:p>2015/12/10</text:p>
          </table:table-cell>
          <table:table-cell office:value-type="float" office:value="0.83175" calcext:value-type="float">
            <text:p>0.83175</text:p>
          </table:table-cell>
        </table:table-row>
        <table:table-row table:style-name="ro1">
          <table:table-cell office:value-type="string" calcext:value-type="string">
            <text:p>2015/12/11</text:p>
          </table:table-cell>
          <table:table-cell office:value-type="float" office:value="0.82235" calcext:value-type="float">
            <text:p>0.82235</text:p>
          </table:table-cell>
        </table:table-row>
        <table:table-row table:style-name="ro1">
          <table:table-cell office:value-type="string" calcext:value-type="string">
            <text:p>2015/12/14</text:p>
          </table:table-cell>
          <table:table-cell office:value-type="float" office:value="0.82235" calcext:value-type="float">
            <text:p>0.82235</text:p>
          </table:table-cell>
        </table:table-row>
        <table:table-row table:style-name="ro1">
          <table:table-cell office:value-type="string" calcext:value-type="string">
            <text:p>2015/12/15</text:p>
          </table:table-cell>
          <table:table-cell office:value-type="float" office:value="0.8221" calcext:value-type="float">
            <text:p>0.8221</text:p>
          </table:table-cell>
        </table:table-row>
        <table:table-row table:style-name="ro1">
          <table:table-cell office:value-type="string" calcext:value-type="string">
            <text:p>2015/12/16</text:p>
          </table:table-cell>
          <table:table-cell office:value-type="float" office:value="0.82535" calcext:value-type="float">
            <text:p>0.82535</text:p>
          </table:table-cell>
        </table:table-row>
        <table:table-row table:style-name="ro1">
          <table:table-cell office:value-type="string" calcext:value-type="string">
            <text:p>2015/12/17</text:p>
          </table:table-cell>
          <table:table-cell office:value-type="float" office:value="0.82535" calcext:value-type="float">
            <text:p>0.82535</text:p>
          </table:table-cell>
        </table:table-row>
        <table:table-row table:style-name="ro1">
          <table:table-cell office:value-type="string" calcext:value-type="string">
            <text:p>2015/12/18</text:p>
          </table:table-cell>
          <table:table-cell office:value-type="float" office:value="0.8251" calcext:value-type="float">
            <text:p>0.8251</text:p>
          </table:table-cell>
        </table:table-row>
        <table:table-row table:style-name="ro1">
          <table:table-cell office:value-type="string" calcext:value-type="string">
            <text:p>2015/12/21</text:p>
          </table:table-cell>
          <table:table-cell office:value-type="float" office:value="0.8169" calcext:value-type="float">
            <text:p>0.8169</text:p>
          </table:table-cell>
        </table:table-row>
        <table:table-row table:style-name="ro1">
          <table:table-cell office:value-type="string" calcext:value-type="string">
            <text:p>2015/12/22</text:p>
          </table:table-cell>
          <table:table-cell office:value-type="float" office:value="0.83275" calcext:value-type="float">
            <text:p>0.83275</text:p>
          </table:table-cell>
        </table:table-row>
        <table:table-row table:style-name="ro1">
          <table:table-cell office:value-type="string" calcext:value-type="string">
            <text:p>2015/12/23</text:p>
          </table:table-cell>
          <table:table-cell office:value-type="float" office:value="0.82605" calcext:value-type="float">
            <text:p>0.82605</text:p>
          </table:table-cell>
        </table:table-row>
        <table:table-row table:style-name="ro1">
          <table:table-cell office:value-type="string" calcext:value-type="string">
            <text:p>2015/12/24</text:p>
          </table:table-cell>
          <table:table-cell office:value-type="float" office:value="0.8191" calcext:value-type="float">
            <text:p>0.8191</text:p>
          </table:table-cell>
        </table:table-row>
        <table:table-row table:style-name="ro1">
          <table:table-cell office:value-type="string" calcext:value-type="string">
            <text:p>2015/12/25</text:p>
          </table:table-cell>
          <table:table-cell office:value-type="float" office:value="0.8191" calcext:value-type="float">
            <text:p>0.8191</text:p>
          </table:table-cell>
        </table:table-row>
        <table:table-row table:style-name="ro1">
          <table:table-cell office:value-type="string" calcext:value-type="string">
            <text:p>2015/12/28</text:p>
          </table:table-cell>
          <table:table-cell office:value-type="float" office:value="0.8191" calcext:value-type="float">
            <text:p>0.8191</text:p>
          </table:table-cell>
        </table:table-row>
        <table:table-row table:style-name="ro1">
          <table:table-cell office:value-type="string" calcext:value-type="string">
            <text:p>2015/12/29</text:p>
          </table:table-cell>
          <table:table-cell office:value-type="float" office:value="0.8191" calcext:value-type="float">
            <text:p>0.8191</text:p>
          </table:table-cell>
        </table:table-row>
        <table:table-row table:style-name="ro1">
          <table:table-cell office:value-type="string" calcext:value-type="string">
            <text:p>2015/12/30</text:p>
          </table:table-cell>
          <table:table-cell office:value-type="float" office:value="0.81275" calcext:value-type="float">
            <text:p>0.81275</text:p>
          </table:table-cell>
        </table:table-row>
        <table:table-row table:style-name="ro1">
          <table:table-cell office:value-type="string" calcext:value-type="string">
            <text:p>2015/12/31</text:p>
          </table:table-cell>
          <table:table-cell office:value-type="float" office:value="0.8125" calcext:value-type="float">
            <text:p>0.8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4T17:16:11.942487031</dc:date>
    <meta:editing-duration>PT31S</meta:editing-duration>
    <meta:editing-cycles>1</meta:editing-cycles>
    <meta:document-statistic meta:table-count="1" meta:cell-count="49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4.201cm" style:legend-expansion="high" chart:style-name="ch2"/>
        <chart:plot-area chart:style-name="ch3" table:cell-range-address="option_roi_result.A1:option_roi_result.B245" chart:data-source-has-labels="both" svg:x="0.32cm" svg:y="0.18cm" svg:width="13.646cm" svg:height="8.64cm">
          <chartooo:coordinate-region svg:x="1.047cm" svg:y="0.38cm" svg:width="12.639cm" svg:height="7.793cm"/>
          <chart:axis chart:dimension="x" chart:name="primary-x" chart:style-name="ch4" chartooo:axis-type="auto">
            <chart:categories table:cell-range-address="option_roi_result.A2:option_roi_result.A2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B2:option_roi_result.B245" chart:label-cell-address="option_roi_result.B1:option_roi_result.B1" chart:class="chart:scatter">
            <chart:data-point chart:repeated="2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5/1/5</text:p>
                <draw:g>
                  <svg:desc>option_roi_result.A2:option_roi_result.A245</svg:desc>
                </draw:g>
              </table:table-cell>
              <table:table-cell office:value-type="float" office:value="1">
                <text:p>1</text:p>
                <draw:g>
                  <svg:desc>option_roi_result.B2:option_roi_result.B245</svg:desc>
                </draw:g>
              </table:table-cell>
            </table:table-row>
            <table:table-row>
              <table:table-cell office:value-type="string">
                <text:p>2015/1/6</text:p>
              </table:table-cell>
              <table:table-cell office:value-type="float" office:value="0.99235">
                <text:p>0.99235</text:p>
              </table:table-cell>
            </table:table-row>
            <table:table-row>
              <table:table-cell office:value-type="string">
                <text:p>2015/1/7</text:p>
              </table:table-cell>
              <table:table-cell office:value-type="float" office:value="0.9916">
                <text:p>0.9916</text:p>
              </table:table-cell>
            </table:table-row>
            <table:table-row>
              <table:table-cell office:value-type="string">
                <text:p>2015/1/8</text:p>
              </table:table-cell>
              <table:table-cell office:value-type="float" office:value="1.15285">
                <text:p>1.15285</text:p>
              </table:table-cell>
            </table:table-row>
            <table:table-row>
              <table:table-cell office:value-type="string">
                <text:p>2015/1/9</text:p>
              </table:table-cell>
              <table:table-cell office:value-type="float" office:value="1.15285">
                <text:p>1.15285</text:p>
              </table:table-cell>
            </table:table-row>
            <table:table-row>
              <table:table-cell office:value-type="string">
                <text:p>2015/1/12</text:p>
              </table:table-cell>
              <table:table-cell office:value-type="float" office:value="1.14685">
                <text:p>1.14685</text:p>
              </table:table-cell>
            </table:table-row>
            <table:table-row>
              <table:table-cell office:value-type="string">
                <text:p>2015/1/13</text:p>
              </table:table-cell>
              <table:table-cell office:value-type="float" office:value="1.14685">
                <text:p>1.14685</text:p>
              </table:table-cell>
            </table:table-row>
            <table:table-row>
              <table:table-cell office:value-type="string">
                <text:p>2015/1/14</text:p>
              </table:table-cell>
              <table:table-cell office:value-type="float" office:value="1.13955">
                <text:p>1.13955</text:p>
              </table:table-cell>
            </table:table-row>
            <table:table-row>
              <table:table-cell office:value-type="string">
                <text:p>2015/1/15</text:p>
              </table:table-cell>
              <table:table-cell office:value-type="float" office:value="1.1335">
                <text:p>1.1335</text:p>
              </table:table-cell>
            </table:table-row>
            <table:table-row>
              <table:table-cell office:value-type="string">
                <text:p>2015/1/16</text:p>
              </table:table-cell>
              <table:table-cell office:value-type="float" office:value="1.12775">
                <text:p>1.12775</text:p>
              </table:table-cell>
            </table:table-row>
            <table:table-row>
              <table:table-cell office:value-type="string">
                <text:p>2015/1/19</text:p>
              </table:table-cell>
              <table:table-cell office:value-type="float" office:value="1.097">
                <text:p>1.097</text:p>
              </table:table-cell>
            </table:table-row>
            <table:table-row>
              <table:table-cell office:value-type="string">
                <text:p>2015/1/20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1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2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3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6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7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8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9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30</text:p>
              </table:table-cell>
              <table:table-cell office:value-type="float" office:value="1.08765">
                <text:p>1.08765</text:p>
              </table:table-cell>
            </table:table-row>
            <table:table-row>
              <table:table-cell office:value-type="string">
                <text:p>2015/2/2</text:p>
              </table:table-cell>
              <table:table-cell office:value-type="float" office:value="1.08765">
                <text:p>1.08765</text:p>
              </table:table-cell>
            </table:table-row>
            <table:table-row>
              <table:table-cell office:value-type="string">
                <text:p>2015/2/3</text:p>
              </table:table-cell>
              <table:table-cell office:value-type="float" office:value="1.0874">
                <text:p>1.0874</text:p>
              </table:table-cell>
            </table:table-row>
            <table:table-row>
              <table:table-cell office:value-type="string">
                <text:p>2015/2/4</text:p>
              </table:table-cell>
              <table:table-cell office:value-type="float" office:value="1.10365">
                <text:p>1.10365</text:p>
              </table:table-cell>
            </table:table-row>
            <table:table-row>
              <table:table-cell office:value-type="string">
                <text:p>2015/2/5</text:p>
              </table:table-cell>
              <table:table-cell office:value-type="float" office:value="1.10365">
                <text:p>1.10365</text:p>
              </table:table-cell>
            </table:table-row>
            <table:table-row>
              <table:table-cell office:value-type="string">
                <text:p>2015/2/6</text:p>
              </table:table-cell>
              <table:table-cell office:value-type="float" office:value="1.10365">
                <text:p>1.10365</text:p>
              </table:table-cell>
            </table:table-row>
            <table:table-row>
              <table:table-cell office:value-type="string">
                <text:p>2015/2/9</text:p>
              </table:table-cell>
              <table:table-cell office:value-type="float" office:value="1.10365">
                <text:p>1.10365</text:p>
              </table:table-cell>
            </table:table-row>
            <table:table-row>
              <table:table-cell office:value-type="string">
                <text:p>2015/2/10</text:p>
              </table:table-cell>
              <table:table-cell office:value-type="float" office:value="1.10365">
                <text:p>1.10365</text:p>
              </table:table-cell>
            </table:table-row>
            <table:table-row>
              <table:table-cell office:value-type="string">
                <text:p>2015/2/11</text:p>
              </table:table-cell>
              <table:table-cell office:value-type="float" office:value="1.1034">
                <text:p>1.1034</text:p>
              </table:table-cell>
            </table:table-row>
            <table:table-row>
              <table:table-cell office:value-type="string">
                <text:p>2015/2/12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2/13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2/24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2/25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2/26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2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3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4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5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6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9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10</text:p>
              </table:table-cell>
              <table:table-cell office:value-type="float" office:value="1.10455">
                <text:p>1.10455</text:p>
              </table:table-cell>
            </table:table-row>
            <table:table-row>
              <table:table-cell office:value-type="string">
                <text:p>2015/3/11</text:p>
              </table:table-cell>
              <table:table-cell office:value-type="float" office:value="1.10455">
                <text:p>1.10455</text:p>
              </table:table-cell>
            </table:table-row>
            <table:table-row>
              <table:table-cell office:value-type="string">
                <text:p>2015/3/12</text:p>
              </table:table-cell>
              <table:table-cell office:value-type="float" office:value="1.1043">
                <text:p>1.1043</text:p>
              </table:table-cell>
            </table:table-row>
            <table:table-row>
              <table:table-cell office:value-type="string">
                <text:p>2015/3/13</text:p>
              </table:table-cell>
              <table:table-cell office:value-type="float" office:value="1.12205">
                <text:p>1.12205</text:p>
              </table:table-cell>
            </table:table-row>
            <table:table-row>
              <table:table-cell office:value-type="string">
                <text:p>2015/3/16</text:p>
              </table:table-cell>
              <table:table-cell office:value-type="float" office:value="1.12205">
                <text:p>1.12205</text:p>
              </table:table-cell>
            </table:table-row>
            <table:table-row>
              <table:table-cell office:value-type="string">
                <text:p>2015/3/17</text:p>
              </table:table-cell>
              <table:table-cell office:value-type="float" office:value="1.08965">
                <text:p>1.08965</text:p>
              </table:table-cell>
            </table:table-row>
            <table:table-row>
              <table:table-cell office:value-type="string">
                <text:p>2015/3/18</text:p>
              </table:table-cell>
              <table:table-cell office:value-type="float" office:value="1.0894">
                <text:p>1.0894</text:p>
              </table:table-cell>
            </table:table-row>
            <table:table-row>
              <table:table-cell office:value-type="string">
                <text:p>2015/3/19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0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3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4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5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6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7</text:p>
              </table:table-cell>
              <table:table-cell office:value-type="float" office:value="1.1256">
                <text:p>1.1256</text:p>
              </table:table-cell>
            </table:table-row>
            <table:table-row>
              <table:table-cell office:value-type="string">
                <text:p>2015/3/30</text:p>
              </table:table-cell>
              <table:table-cell office:value-type="float" office:value="1.1256">
                <text:p>1.1256</text:p>
              </table:table-cell>
            </table:table-row>
            <table:table-row>
              <table:table-cell office:value-type="string">
                <text:p>2015/3/31</text:p>
              </table:table-cell>
              <table:table-cell office:value-type="float" office:value="1.12345">
                <text:p>1.12345</text:p>
              </table:table-cell>
            </table:table-row>
            <table:table-row>
              <table:table-cell office:value-type="string">
                <text:p>2015/4/1</text:p>
              </table:table-cell>
              <table:table-cell office:value-type="float" office:value="1.09045">
                <text:p>1.09045</text:p>
              </table:table-cell>
            </table:table-row>
            <table:table-row>
              <table:table-cell office:value-type="string">
                <text:p>2015/4/2</text:p>
              </table:table-cell>
              <table:table-cell office:value-type="float" office:value="1.09045">
                <text:p>1.09045</text:p>
              </table:table-cell>
            </table:table-row>
            <table:table-row>
              <table:table-cell office:value-type="string">
                <text:p>2015/4/7</text:p>
              </table:table-cell>
              <table:table-cell office:value-type="float" office:value="1.08635">
                <text:p>1.08635</text:p>
              </table:table-cell>
            </table:table-row>
            <table:table-row>
              <table:table-cell office:value-type="string">
                <text:p>2015/4/8</text:p>
              </table:table-cell>
              <table:table-cell office:value-type="float" office:value="1.08635">
                <text:p>1.08635</text:p>
              </table:table-cell>
            </table:table-row>
            <table:table-row>
              <table:table-cell office:value-type="string">
                <text:p>2015/4/9</text:p>
              </table:table-cell>
              <table:table-cell office:value-type="float" office:value="1.08635">
                <text:p>1.08635</text:p>
              </table:table-cell>
            </table:table-row>
            <table:table-row>
              <table:table-cell office:value-type="string">
                <text:p>2015/4/10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15/4/13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15/4/14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15/4/15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15/4/16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15/4/17</text:p>
              </table:table-cell>
              <table:table-cell office:value-type="float" office:value="1.0766">
                <text:p>1.0766</text:p>
              </table:table-cell>
            </table:table-row>
            <table:table-row>
              <table:table-cell office:value-type="string">
                <text:p>2015/4/20</text:p>
              </table:table-cell>
              <table:table-cell office:value-type="float" office:value="1.07635">
                <text:p>1.07635</text:p>
              </table:table-cell>
            </table:table-row>
            <table:table-row>
              <table:table-cell office:value-type="string">
                <text:p>2015/4/21</text:p>
              </table:table-cell>
              <table:table-cell office:value-type="float" office:value="1.07775">
                <text:p>1.07775</text:p>
              </table:table-cell>
            </table:table-row>
            <table:table-row>
              <table:table-cell office:value-type="string">
                <text:p>2015/4/22</text:p>
              </table:table-cell>
              <table:table-cell office:value-type="float" office:value="1.0775">
                <text:p>1.0775</text:p>
              </table:table-cell>
            </table:table-row>
            <table:table-row>
              <table:table-cell office:value-type="string">
                <text:p>2015/4/2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15/4/2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15/4/2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15/4/2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15/4/2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15/4/30</text:p>
              </table:table-cell>
              <table:table-cell office:value-type="float" office:value="1.15575">
                <text:p>1.15575</text:p>
              </table:table-cell>
            </table:table-row>
            <table:table-row>
              <table:table-cell office:value-type="string">
                <text:p>2015/5/4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5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6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7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8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11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12</text:p>
              </table:table-cell>
              <table:table-cell office:value-type="float" office:value="1.14145">
                <text:p>1.14145</text:p>
              </table:table-cell>
            </table:table-row>
            <table:table-row>
              <table:table-cell office:value-type="string">
                <text:p>2015/5/13</text:p>
              </table:table-cell>
              <table:table-cell office:value-type="float" office:value="1.1402">
                <text:p>1.1402</text:p>
              </table:table-cell>
            </table:table-row>
            <table:table-row>
              <table:table-cell office:value-type="string">
                <text:p>2015/5/14</text:p>
              </table:table-cell>
              <table:table-cell office:value-type="float" office:value="1.1013">
                <text:p>1.1013</text:p>
              </table:table-cell>
            </table:table-row>
            <table:table-row>
              <table:table-cell office:value-type="string">
                <text:p>2015/5/15</text:p>
              </table:table-cell>
              <table:table-cell office:value-type="float" office:value="1.1013">
                <text:p>1.1013</text:p>
              </table:table-cell>
            </table:table-row>
            <table:table-row>
              <table:table-cell office:value-type="string">
                <text:p>2015/5/18</text:p>
              </table:table-cell>
              <table:table-cell office:value-type="float" office:value="1.0728">
                <text:p>1.0728</text:p>
              </table:table-cell>
            </table:table-row>
            <table:table-row>
              <table:table-cell office:value-type="string">
                <text:p>2015/5/19</text:p>
              </table:table-cell>
              <table:table-cell office:value-type="float" office:value="1.07155">
                <text:p>1.07155</text:p>
              </table:table-cell>
            </table:table-row>
            <table:table-row>
              <table:table-cell office:value-type="string">
                <text:p>2015/5/20</text:p>
              </table:table-cell>
              <table:table-cell office:value-type="float" office:value="1.11205">
                <text:p>1.11205</text:p>
              </table:table-cell>
            </table:table-row>
            <table:table-row>
              <table:table-cell office:value-type="string">
                <text:p>2015/5/21</text:p>
              </table:table-cell>
              <table:table-cell office:value-type="float" office:value="1.11205">
                <text:p>1.11205</text:p>
              </table:table-cell>
            </table:table-row>
            <table:table-row>
              <table:table-cell office:value-type="string">
                <text:p>2015/5/22</text:p>
              </table:table-cell>
              <table:table-cell office:value-type="float" office:value="1.11205">
                <text:p>1.11205</text:p>
              </table:table-cell>
            </table:table-row>
            <table:table-row>
              <table:table-cell office:value-type="string">
                <text:p>2015/5/25</text:p>
              </table:table-cell>
              <table:table-cell office:value-type="float" office:value="1.10715">
                <text:p>1.10715</text:p>
              </table:table-cell>
            </table:table-row>
            <table:table-row>
              <table:table-cell office:value-type="string">
                <text:p>2015/5/26</text:p>
              </table:table-cell>
              <table:table-cell office:value-type="float" office:value="1.10715">
                <text:p>1.10715</text:p>
              </table:table-cell>
            </table:table-row>
            <table:table-row>
              <table:table-cell office:value-type="string">
                <text:p>2015/5/27</text:p>
              </table:table-cell>
              <table:table-cell office:value-type="float" office:value="1.1069">
                <text:p>1.1069</text:p>
              </table:table-cell>
            </table:table-row>
            <table:table-row>
              <table:table-cell office:value-type="string">
                <text:p>2015/5/28</text:p>
              </table:table-cell>
              <table:table-cell office:value-type="float" office:value="1.1267">
                <text:p>1.1267</text:p>
              </table:table-cell>
            </table:table-row>
            <table:table-row>
              <table:table-cell office:value-type="string">
                <text:p>2015/5/29</text:p>
              </table:table-cell>
              <table:table-cell office:value-type="float" office:value="1.1267">
                <text:p>1.1267</text:p>
              </table:table-cell>
            </table:table-row>
            <table:table-row>
              <table:table-cell office:value-type="string">
                <text:p>2015/6/1</text:p>
              </table:table-cell>
              <table:table-cell office:value-type="float" office:value="1.12185">
                <text:p>1.12185</text:p>
              </table:table-cell>
            </table:table-row>
            <table:table-row>
              <table:table-cell office:value-type="string">
                <text:p>2015/6/2</text:p>
              </table:table-cell>
              <table:table-cell office:value-type="float" office:value="1.12185">
                <text:p>1.12185</text:p>
              </table:table-cell>
            </table:table-row>
            <table:table-row>
              <table:table-cell office:value-type="string">
                <text:p>2015/6/3</text:p>
              </table:table-cell>
              <table:table-cell office:value-type="float" office:value="1.11685">
                <text:p>1.11685</text:p>
              </table:table-cell>
            </table:table-row>
            <table:table-row>
              <table:table-cell office:value-type="string">
                <text:p>2015/6/4</text:p>
              </table:table-cell>
              <table:table-cell office:value-type="float" office:value="1.11685">
                <text:p>1.11685</text:p>
              </table:table-cell>
            </table:table-row>
            <table:table-row>
              <table:table-cell office:value-type="string">
                <text:p>2015/6/5</text:p>
              </table:table-cell>
              <table:table-cell office:value-type="float" office:value="1.11685">
                <text:p>1.11685</text:p>
              </table:table-cell>
            </table:table-row>
            <table:table-row>
              <table:table-cell office:value-type="string">
                <text:p>2015/6/8</text:p>
              </table:table-cell>
              <table:table-cell office:value-type="float" office:value="1.11685">
                <text:p>1.11685</text:p>
              </table:table-cell>
            </table:table-row>
            <table:table-row>
              <table:table-cell office:value-type="string">
                <text:p>2015/6/9</text:p>
              </table:table-cell>
              <table:table-cell office:value-type="float" office:value="1.0822">
                <text:p>1.0822</text:p>
              </table:table-cell>
            </table:table-row>
            <table:table-row>
              <table:table-cell office:value-type="string">
                <text:p>2015/6/10</text:p>
              </table:table-cell>
              <table:table-cell office:value-type="float" office:value="1.0822">
                <text:p>1.0822</text:p>
              </table:table-cell>
            </table:table-row>
            <table:table-row>
              <table:table-cell office:value-type="string">
                <text:p>2015/6/11</text:p>
              </table:table-cell>
              <table:table-cell office:value-type="float" office:value="1.0502">
                <text:p>1.0502</text:p>
              </table:table-cell>
            </table:table-row>
            <table:table-row>
              <table:table-cell office:value-type="string">
                <text:p>2015/6/12</text:p>
              </table:table-cell>
              <table:table-cell office:value-type="float" office:value="1.0187">
                <text:p>1.0187</text:p>
              </table:table-cell>
            </table:table-row>
            <table:table-row>
              <table:table-cell office:value-type="string">
                <text:p>2015/6/15</text:p>
              </table:table-cell>
              <table:table-cell office:value-type="float" office:value="0.98945">
                <text:p>0.98945</text:p>
              </table:table-cell>
            </table:table-row>
            <table:table-row>
              <table:table-cell office:value-type="string">
                <text:p>2015/6/16</text:p>
              </table:table-cell>
              <table:table-cell office:value-type="float" office:value="0.98945">
                <text:p>0.98945</text:p>
              </table:table-cell>
            </table:table-row>
            <table:table-row>
              <table:table-cell office:value-type="string">
                <text:p>2015/6/17</text:p>
              </table:table-cell>
              <table:table-cell office:value-type="float" office:value="0.96245">
                <text:p>0.96245</text:p>
              </table:table-cell>
            </table:table-row>
            <table:table-row>
              <table:table-cell office:value-type="string">
                <text:p>2015/6/18</text:p>
              </table:table-cell>
              <table:table-cell office:value-type="float" office:value="0.96245">
                <text:p>0.96245</text:p>
              </table:table-cell>
            </table:table-row>
            <table:table-row>
              <table:table-cell office:value-type="string">
                <text:p>2015/6/22</text:p>
              </table:table-cell>
              <table:table-cell office:value-type="float" office:value="0.96245">
                <text:p>0.96245</text:p>
              </table:table-cell>
            </table:table-row>
            <table:table-row>
              <table:table-cell office:value-type="string">
                <text:p>2015/6/23</text:p>
              </table:table-cell>
              <table:table-cell office:value-type="float" office:value="0.95795">
                <text:p>0.95795</text:p>
              </table:table-cell>
            </table:table-row>
            <table:table-row>
              <table:table-cell office:value-type="string">
                <text:p>2015/6/24</text:p>
              </table:table-cell>
              <table:table-cell office:value-type="float" office:value="0.95395">
                <text:p>0.95395</text:p>
              </table:table-cell>
            </table:table-row>
            <table:table-row>
              <table:table-cell office:value-type="string">
                <text:p>2015/6/25</text:p>
              </table:table-cell>
              <table:table-cell office:value-type="float" office:value="0.95395">
                <text:p>0.95395</text:p>
              </table:table-cell>
            </table:table-row>
            <table:table-row>
              <table:table-cell office:value-type="string">
                <text:p>2015/6/26</text:p>
              </table:table-cell>
              <table:table-cell office:value-type="float" office:value="0.95395">
                <text:p>0.95395</text:p>
              </table:table-cell>
            </table:table-row>
            <table:table-row>
              <table:table-cell office:value-type="string">
                <text:p>2015/6/29</text:p>
              </table:table-cell>
              <table:table-cell office:value-type="float" office:value="0.95395">
                <text:p>0.95395</text:p>
              </table:table-cell>
            </table:table-row>
            <table:table-row>
              <table:table-cell office:value-type="string">
                <text:p>2015/6/30</text:p>
              </table:table-cell>
              <table:table-cell office:value-type="float" office:value="0.9527">
                <text:p>0.9527</text:p>
              </table:table-cell>
            </table:table-row>
            <table:table-row>
              <table:table-cell office:value-type="string">
                <text:p>2015/7/1</text:p>
              </table:table-cell>
              <table:table-cell office:value-type="float" office:value="1.1362">
                <text:p>1.1362</text:p>
              </table:table-cell>
            </table:table-row>
            <table:table-row>
              <table:table-cell office:value-type="string">
                <text:p>2015/7/2</text:p>
              </table:table-cell>
              <table:table-cell office:value-type="float" office:value="1.13895">
                <text:p>1.13895</text:p>
              </table:table-cell>
            </table:table-row>
            <table:table-row>
              <table:table-cell office:value-type="string">
                <text:p>2015/7/3</text:p>
              </table:table-cell>
              <table:table-cell office:value-type="float" office:value="1.1347">
                <text:p>1.1347</text:p>
              </table:table-cell>
            </table:table-row>
            <table:table-row>
              <table:table-cell office:value-type="string">
                <text:p>2015/7/6</text:p>
              </table:table-cell>
              <table:table-cell office:value-type="float" office:value="1.1297">
                <text:p>1.1297</text:p>
              </table:table-cell>
            </table:table-row>
            <table:table-row>
              <table:table-cell office:value-type="string">
                <text:p>2015/7/7</text:p>
              </table:table-cell>
              <table:table-cell office:value-type="float" office:value="1.1297">
                <text:p>1.1297</text:p>
              </table:table-cell>
            </table:table-row>
            <table:table-row>
              <table:table-cell office:value-type="string">
                <text:p>2015/7/8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015/7/9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015/7/13</text:p>
              </table:table-cell>
              <table:table-cell office:value-type="float" office:value="1.09375">
                <text:p>1.09375</text:p>
              </table:table-cell>
            </table:table-row>
            <table:table-row>
              <table:table-cell office:value-type="string">
                <text:p>2015/7/14</text:p>
              </table:table-cell>
              <table:table-cell office:value-type="float" office:value="1.06255">
                <text:p>1.06255</text:p>
              </table:table-cell>
            </table:table-row>
            <table:table-row>
              <table:table-cell office:value-type="string">
                <text:p>2015/7/15</text:p>
              </table:table-cell>
              <table:table-cell office:value-type="float" office:value="1.0584">
                <text:p>1.0584</text:p>
              </table:table-cell>
            </table:table-row>
            <table:table-row>
              <table:table-cell office:value-type="string">
                <text:p>2015/7/16</text:p>
              </table:table-cell>
              <table:table-cell office:value-type="float" office:value="1.0584">
                <text:p>1.0584</text:p>
              </table:table-cell>
            </table:table-row>
            <table:table-row>
              <table:table-cell office:value-type="string">
                <text:p>2015/7/17</text:p>
              </table:table-cell>
              <table:table-cell office:value-type="float" office:value="1.0338">
                <text:p>1.0338</text:p>
              </table:table-cell>
            </table:table-row>
            <table:table-row>
              <table:table-cell office:value-type="string">
                <text:p>2015/7/20</text:p>
              </table:table-cell>
              <table:table-cell office:value-type="float" office:value="1.0068">
                <text:p>1.0068</text:p>
              </table:table-cell>
            </table:table-row>
            <table:table-row>
              <table:table-cell office:value-type="string">
                <text:p>2015/7/21</text:p>
              </table:table-cell>
              <table:table-cell office:value-type="float" office:value="0.98105">
                <text:p>0.98105</text:p>
              </table:table-cell>
            </table:table-row>
            <table:table-row>
              <table:table-cell office:value-type="string">
                <text:p>2015/7/22</text:p>
              </table:table-cell>
              <table:table-cell office:value-type="float" office:value="0.95605">
                <text:p>0.95605</text:p>
              </table:table-cell>
            </table:table-row>
            <table:table-row>
              <table:table-cell office:value-type="string">
                <text:p>2015/7/23</text:p>
              </table:table-cell>
              <table:table-cell office:value-type="float" office:value="0.93255">
                <text:p>0.93255</text:p>
              </table:table-cell>
            </table:table-row>
            <table:table-row>
              <table:table-cell office:value-type="string">
                <text:p>2015/7/24</text:p>
              </table:table-cell>
              <table:table-cell office:value-type="float" office:value="0.91235">
                <text:p>0.91235</text:p>
              </table:table-cell>
            </table:table-row>
            <table:table-row>
              <table:table-cell office:value-type="string">
                <text:p>2015/7/27</text:p>
              </table:table-cell>
              <table:table-cell office:value-type="float" office:value="0.91235">
                <text:p>0.91235</text:p>
              </table:table-cell>
            </table:table-row>
            <table:table-row>
              <table:table-cell office:value-type="string">
                <text:p>2015/7/28</text:p>
              </table:table-cell>
              <table:table-cell office:value-type="float" office:value="0.91235">
                <text:p>0.91235</text:p>
              </table:table-cell>
            </table:table-row>
            <table:table-row>
              <table:table-cell office:value-type="string">
                <text:p>2015/7/29</text:p>
              </table:table-cell>
              <table:table-cell office:value-type="float" office:value="0.88995">
                <text:p>0.88995</text:p>
              </table:table-cell>
            </table:table-row>
            <table:table-row>
              <table:table-cell office:value-type="string">
                <text:p>2015/7/30</text:p>
              </table:table-cell>
              <table:table-cell office:value-type="float" office:value="0.88995">
                <text:p>0.88995</text:p>
              </table:table-cell>
            </table:table-row>
            <table:table-row>
              <table:table-cell office:value-type="string">
                <text:p>2015/7/31</text:p>
              </table:table-cell>
              <table:table-cell office:value-type="float" office:value="0.88605">
                <text:p>0.88605</text:p>
              </table:table-cell>
            </table:table-row>
            <table:table-row>
              <table:table-cell office:value-type="string">
                <text:p>2015/8/3</text:p>
              </table:table-cell>
              <table:table-cell office:value-type="float" office:value="0.8791">
                <text:p>0.8791</text:p>
              </table:table-cell>
            </table:table-row>
            <table:table-row>
              <table:table-cell office:value-type="string">
                <text:p>2015/8/4</text:p>
              </table:table-cell>
              <table:table-cell office:value-type="float" office:value="0.8583">
                <text:p>0.8583</text:p>
              </table:table-cell>
            </table:table-row>
            <table:table-row>
              <table:table-cell office:value-type="string">
                <text:p>2015/8/5</text:p>
              </table:table-cell>
              <table:table-cell office:value-type="float" office:value="0.85755">
                <text:p>0.85755</text:p>
              </table:table-cell>
            </table:table-row>
            <table:table-row>
              <table:table-cell office:value-type="string">
                <text:p>2015/8/6</text:p>
              </table:table-cell>
              <table:table-cell office:value-type="float" office:value="0.82705">
                <text:p>0.82705</text:p>
              </table:table-cell>
            </table:table-row>
            <table:table-row>
              <table:table-cell office:value-type="string">
                <text:p>2015/8/7</text:p>
              </table:table-cell>
              <table:table-cell office:value-type="float" office:value="0.82705">
                <text:p>0.82705</text:p>
              </table:table-cell>
            </table:table-row>
            <table:table-row>
              <table:table-cell office:value-type="string">
                <text:p>2015/8/10</text:p>
              </table:table-cell>
              <table:table-cell office:value-type="float" office:value="0.80995">
                <text:p>0.80995</text:p>
              </table:table-cell>
            </table:table-row>
            <table:table-row>
              <table:table-cell office:value-type="string">
                <text:p>2015/8/11</text:p>
              </table:table-cell>
              <table:table-cell office:value-type="float" office:value="0.80475">
                <text:p>0.80475</text:p>
              </table:table-cell>
            </table:table-row>
            <table:table-row>
              <table:table-cell office:value-type="string">
                <text:p>2015/8/12</text:p>
              </table:table-cell>
              <table:table-cell office:value-type="float" office:value="0.79125">
                <text:p>0.79125</text:p>
              </table:table-cell>
            </table:table-row>
            <table:table-row>
              <table:table-cell office:value-type="string">
                <text:p>2015/8/13</text:p>
              </table:table-cell>
              <table:table-cell office:value-type="float" office:value="0.77805">
                <text:p>0.77805</text:p>
              </table:table-cell>
            </table:table-row>
            <table:table-row>
              <table:table-cell office:value-type="string">
                <text:p>2015/8/14</text:p>
              </table:table-cell>
              <table:table-cell office:value-type="float" office:value="0.7773">
                <text:p>0.7773</text:p>
              </table:table-cell>
            </table:table-row>
            <table:table-row>
              <table:table-cell office:value-type="string">
                <text:p>2015/8/17</text:p>
              </table:table-cell>
              <table:table-cell office:value-type="float" office:value="0.76335">
                <text:p>0.76335</text:p>
              </table:table-cell>
            </table:table-row>
            <table:table-row>
              <table:table-cell office:value-type="string">
                <text:p>2015/8/18</text:p>
              </table:table-cell>
              <table:table-cell office:value-type="float" office:value="0.76335">
                <text:p>0.76335</text:p>
              </table:table-cell>
            </table:table-row>
            <table:table-row>
              <table:table-cell office:value-type="string">
                <text:p>2015/8/19</text:p>
              </table:table-cell>
              <table:table-cell office:value-type="float" office:value="0.76335">
                <text:p>0.76335</text:p>
              </table:table-cell>
            </table:table-row>
            <table:table-row>
              <table:table-cell office:value-type="string">
                <text:p>2015/8/20</text:p>
              </table:table-cell>
              <table:table-cell office:value-type="float" office:value="0.75605">
                <text:p>0.75605</text:p>
              </table:table-cell>
            </table:table-row>
            <table:table-row>
              <table:table-cell office:value-type="string">
                <text:p>2015/8/21</text:p>
              </table:table-cell>
              <table:table-cell office:value-type="float" office:value="0.74505">
                <text:p>0.74505</text:p>
              </table:table-cell>
            </table:table-row>
            <table:table-row>
              <table:table-cell office:value-type="string">
                <text:p>2015/8/24</text:p>
              </table:table-cell>
              <table:table-cell office:value-type="float" office:value="0.7381">
                <text:p>0.7381</text:p>
              </table:table-cell>
            </table:table-row>
            <table:table-row>
              <table:table-cell office:value-type="string">
                <text:p>2015/8/25</text:p>
              </table:table-cell>
              <table:table-cell office:value-type="float" office:value="0.7381">
                <text:p>0.7381</text:p>
              </table:table-cell>
            </table:table-row>
            <table:table-row>
              <table:table-cell office:value-type="string">
                <text:p>2015/8/26</text:p>
              </table:table-cell>
              <table:table-cell office:value-type="float" office:value="0.7281">
                <text:p>0.7281</text:p>
              </table:table-cell>
            </table:table-row>
            <table:table-row>
              <table:table-cell office:value-type="string">
                <text:p>2015/8/27</text:p>
              </table:table-cell>
              <table:table-cell office:value-type="float" office:value="0.7206">
                <text:p>0.7206</text:p>
              </table:table-cell>
            </table:table-row>
            <table:table-row>
              <table:table-cell office:value-type="string">
                <text:p>2015/8/28</text:p>
              </table:table-cell>
              <table:table-cell office:value-type="float" office:value="0.72035">
                <text:p>0.72035</text:p>
              </table:table-cell>
            </table:table-row>
            <table:table-row>
              <table:table-cell office:value-type="string">
                <text:p>2015/8/31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1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2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3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4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7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8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9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10</text:p>
              </table:table-cell>
              <table:table-cell office:value-type="float" office:value="0.76015">
                <text:p>0.76015</text:p>
              </table:table-cell>
            </table:table-row>
            <table:table-row>
              <table:table-cell office:value-type="string">
                <text:p>2015/9/11</text:p>
              </table:table-cell>
              <table:table-cell office:value-type="float" office:value="0.76015">
                <text:p>0.76015</text:p>
              </table:table-cell>
            </table:table-row>
            <table:table-row>
              <table:table-cell office:value-type="string">
                <text:p>2015/9/14</text:p>
              </table:table-cell>
              <table:table-cell office:value-type="float" office:value="0.76015">
                <text:p>0.76015</text:p>
              </table:table-cell>
            </table:table-row>
            <table:table-row>
              <table:table-cell office:value-type="string">
                <text:p>2015/9/15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2015/9/16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2015/9/17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2015/9/18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2015/9/21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2015/9/22</text:p>
              </table:table-cell>
              <table:table-cell office:value-type="float" office:value="0.75065">
                <text:p>0.75065</text:p>
              </table:table-cell>
            </table:table-row>
            <table:table-row>
              <table:table-cell office:value-type="string">
                <text:p>2015/9/23</text:p>
              </table:table-cell>
              <table:table-cell office:value-type="float" office:value="0.73685">
                <text:p>0.73685</text:p>
              </table:table-cell>
            </table:table-row>
            <table:table-row>
              <table:table-cell office:value-type="string">
                <text:p>2015/9/24</text:p>
              </table:table-cell>
              <table:table-cell office:value-type="float" office:value="0.73685">
                <text:p>0.73685</text:p>
              </table:table-cell>
            </table:table-row>
            <table:table-row>
              <table:table-cell office:value-type="string">
                <text:p>2015/9/25</text:p>
              </table:table-cell>
              <table:table-cell office:value-type="float" office:value="0.73685">
                <text:p>0.73685</text:p>
              </table:table-cell>
            </table:table-row>
            <table:table-row>
              <table:table-cell office:value-type="string">
                <text:p>2015/9/30</text:p>
              </table:table-cell>
              <table:table-cell office:value-type="float" office:value="0.7366">
                <text:p>0.7366</text:p>
              </table:table-cell>
            </table:table-row>
            <table:table-row>
              <table:table-cell office:value-type="string">
                <text:p>2015/10/1</text:p>
              </table:table-cell>
              <table:table-cell office:value-type="float" office:value="0.81885">
                <text:p>0.81885</text:p>
              </table:table-cell>
            </table:table-row>
            <table:table-row>
              <table:table-cell office:value-type="string">
                <text:p>2015/10/2</text:p>
              </table:table-cell>
              <table:table-cell office:value-type="float" office:value="0.81835">
                <text:p>0.81835</text:p>
              </table:table-cell>
            </table:table-row>
            <table:table-row>
              <table:table-cell office:value-type="string">
                <text:p>2015/10/5</text:p>
              </table:table-cell>
              <table:table-cell office:value-type="float" office:value="0.82685">
                <text:p>0.82685</text:p>
              </table:table-cell>
            </table:table-row>
            <table:table-row>
              <table:table-cell office:value-type="string">
                <text:p>2015/10/6</text:p>
              </table:table-cell>
              <table:table-cell office:value-type="float" office:value="0.82685">
                <text:p>0.82685</text:p>
              </table:table-cell>
            </table:table-row>
            <table:table-row>
              <table:table-cell office:value-type="string">
                <text:p>2015/10/7</text:p>
              </table:table-cell>
              <table:table-cell office:value-type="float" office:value="0.82685">
                <text:p>0.82685</text:p>
              </table:table-cell>
            </table:table-row>
            <table:table-row>
              <table:table-cell office:value-type="string">
                <text:p>2015/10/8</text:p>
              </table:table-cell>
              <table:table-cell office:value-type="float" office:value="0.81845">
                <text:p>0.81845</text:p>
              </table:table-cell>
            </table:table-row>
            <table:table-row>
              <table:table-cell office:value-type="string">
                <text:p>2015/10/12</text:p>
              </table:table-cell>
              <table:table-cell office:value-type="float" office:value="0.81845">
                <text:p>0.81845</text:p>
              </table:table-cell>
            </table:table-row>
            <table:table-row>
              <table:table-cell office:value-type="string">
                <text:p>2015/10/13</text:p>
              </table:table-cell>
              <table:table-cell office:value-type="float" office:value="0.81845">
                <text:p>0.81845</text:p>
              </table:table-cell>
            </table:table-row>
            <table:table-row>
              <table:table-cell office:value-type="string">
                <text:p>2015/10/14</text:p>
              </table:table-cell>
              <table:table-cell office:value-type="float" office:value="0.8182">
                <text:p>0.8182</text:p>
              </table:table-cell>
            </table:table-row>
            <table:table-row>
              <table:table-cell office:value-type="string">
                <text:p>2015/10/15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16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19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20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21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22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23</text:p>
              </table:table-cell>
              <table:table-cell office:value-type="float" office:value="0.8323">
                <text:p>0.8323</text:p>
              </table:table-cell>
            </table:table-row>
            <table:table-row>
              <table:table-cell office:value-type="string">
                <text:p>2015/10/26</text:p>
              </table:table-cell>
              <table:table-cell office:value-type="float" office:value="0.8323">
                <text:p>0.8323</text:p>
              </table:table-cell>
            </table:table-row>
            <table:table-row>
              <table:table-cell office:value-type="string">
                <text:p>2015/10/27</text:p>
              </table:table-cell>
              <table:table-cell office:value-type="float" office:value="0.8323">
                <text:p>0.8323</text:p>
              </table:table-cell>
            </table:table-row>
            <table:table-row>
              <table:table-cell office:value-type="string">
                <text:p>2015/10/28</text:p>
              </table:table-cell>
              <table:table-cell office:value-type="float" office:value="0.8323">
                <text:p>0.8323</text:p>
              </table:table-cell>
            </table:table-row>
            <table:table-row>
              <table:table-cell office:value-type="string">
                <text:p>2015/10/29</text:p>
              </table:table-cell>
              <table:table-cell office:value-type="float" office:value="0.8291">
                <text:p>0.8291</text:p>
              </table:table-cell>
            </table:table-row>
            <table:table-row>
              <table:table-cell office:value-type="string">
                <text:p>2015/10/30</text:p>
              </table:table-cell>
              <table:table-cell office:value-type="float" office:value="0.8291">
                <text:p>0.8291</text:p>
              </table:table-cell>
            </table:table-row>
            <table:table-row>
              <table:table-cell office:value-type="string">
                <text:p>2015/11/2</text:p>
              </table:table-cell>
              <table:table-cell office:value-type="float" office:value="0.8212">
                <text:p>0.8212</text:p>
              </table:table-cell>
            </table:table-row>
            <table:table-row>
              <table:table-cell office:value-type="string">
                <text:p>2015/11/3</text:p>
              </table:table-cell>
              <table:table-cell office:value-type="float" office:value="0.82095">
                <text:p>0.82095</text:p>
              </table:table-cell>
            </table:table-row>
            <table:table-row>
              <table:table-cell office:value-type="string">
                <text:p>2015/11/4</text:p>
              </table:table-cell>
              <table:table-cell office:value-type="float" office:value="0.8882">
                <text:p>0.8882</text:p>
              </table:table-cell>
            </table:table-row>
            <table:table-row>
              <table:table-cell office:value-type="string">
                <text:p>2015/11/5</text:p>
              </table:table-cell>
              <table:table-cell office:value-type="float" office:value="0.8882">
                <text:p>0.8882</text:p>
              </table:table-cell>
            </table:table-row>
            <table:table-row>
              <table:table-cell office:value-type="string">
                <text:p>2015/11/6</text:p>
              </table:table-cell>
              <table:table-cell office:value-type="float" office:value="0.8882">
                <text:p>0.8882</text:p>
              </table:table-cell>
            </table:table-row>
            <table:table-row>
              <table:table-cell office:value-type="string">
                <text:p>2015/11/9</text:p>
              </table:table-cell>
              <table:table-cell office:value-type="float" office:value="0.8812">
                <text:p>0.8812</text:p>
              </table:table-cell>
            </table:table-row>
            <table:table-row>
              <table:table-cell office:value-type="string">
                <text:p>2015/11/10</text:p>
              </table:table-cell>
              <table:table-cell office:value-type="float" office:value="0.8812">
                <text:p>0.8812</text:p>
              </table:table-cell>
            </table:table-row>
            <table:table-row>
              <table:table-cell office:value-type="string">
                <text:p>2015/11/11</text:p>
              </table:table-cell>
              <table:table-cell office:value-type="float" office:value="0.8654">
                <text:p>0.8654</text:p>
              </table:table-cell>
            </table:table-row>
            <table:table-row>
              <table:table-cell office:value-type="string">
                <text:p>2015/11/12</text:p>
              </table:table-cell>
              <table:table-cell office:value-type="float" office:value="0.8654">
                <text:p>0.8654</text:p>
              </table:table-cell>
            </table:table-row>
            <table:table-row>
              <table:table-cell office:value-type="string">
                <text:p>2015/11/13</text:p>
              </table:table-cell>
              <table:table-cell office:value-type="float" office:value="0.8579">
                <text:p>0.8579</text:p>
              </table:table-cell>
            </table:table-row>
            <table:table-row>
              <table:table-cell office:value-type="string">
                <text:p>2015/11/16</text:p>
              </table:table-cell>
              <table:table-cell office:value-type="float" office:value="0.8579">
                <text:p>0.8579</text:p>
              </table:table-cell>
            </table:table-row>
            <table:table-row>
              <table:table-cell office:value-type="string">
                <text:p>2015/11/17</text:p>
              </table:table-cell>
              <table:table-cell office:value-type="float" office:value="0.85765">
                <text:p>0.85765</text:p>
              </table:table-cell>
            </table:table-row>
            <table:table-row>
              <table:table-cell office:value-type="string">
                <text:p>2015/11/18</text:p>
              </table:table-cell>
              <table:table-cell office:value-type="float" office:value="0.85135">
                <text:p>0.85135</text:p>
              </table:table-cell>
            </table:table-row>
            <table:table-row>
              <table:table-cell office:value-type="string">
                <text:p>2015/11/19</text:p>
              </table:table-cell>
              <table:table-cell office:value-type="float" office:value="0.85135">
                <text:p>0.85135</text:p>
              </table:table-cell>
            </table:table-row>
            <table:table-row>
              <table:table-cell office:value-type="string">
                <text:p>2015/11/20</text:p>
              </table:table-cell>
              <table:table-cell office:value-type="float" office:value="0.8449">
                <text:p>0.8449</text:p>
              </table:table-cell>
            </table:table-row>
            <table:table-row>
              <table:table-cell office:value-type="string">
                <text:p>2015/11/23</text:p>
              </table:table-cell>
              <table:table-cell office:value-type="float" office:value="0.8449">
                <text:p>0.8449</text:p>
              </table:table-cell>
            </table:table-row>
            <table:table-row>
              <table:table-cell office:value-type="string">
                <text:p>2015/11/24</text:p>
              </table:table-cell>
              <table:table-cell office:value-type="float" office:value="0.8449">
                <text:p>0.8449</text:p>
              </table:table-cell>
            </table:table-row>
            <table:table-row>
              <table:table-cell office:value-type="string">
                <text:p>2015/11/25</text:p>
              </table:table-cell>
              <table:table-cell office:value-type="float" office:value="0.83995">
                <text:p>0.83995</text:p>
              </table:table-cell>
            </table:table-row>
            <table:table-row>
              <table:table-cell office:value-type="string">
                <text:p>2015/11/26</text:p>
              </table:table-cell>
              <table:table-cell office:value-type="float" office:value="0.8397">
                <text:p>0.8397</text:p>
              </table:table-cell>
            </table:table-row>
            <table:table-row>
              <table:table-cell office:value-type="string">
                <text:p>2015/11/27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1/30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2/1</text:p>
              </table:table-cell>
              <table:table-cell office:value-type="float" office:value="0.8382">
                <text:p>0.8382</text:p>
              </table:table-cell>
            </table:table-row>
            <table:table-row>
              <table:table-cell office:value-type="string">
                <text:p>2015/12/2</text:p>
              </table:table-cell>
              <table:table-cell office:value-type="float" office:value="0.8547">
                <text:p>0.8547</text:p>
              </table:table-cell>
            </table:table-row>
            <table:table-row>
              <table:table-cell office:value-type="string">
                <text:p>2015/12/3</text:p>
              </table:table-cell>
              <table:table-cell office:value-type="float" office:value="0.84385">
                <text:p>0.84385</text:p>
              </table:table-cell>
            </table:table-row>
            <table:table-row>
              <table:table-cell office:value-type="string">
                <text:p>2015/12/4</text:p>
              </table:table-cell>
              <table:table-cell office:value-type="float" office:value="0.8342">
                <text:p>0.8342</text:p>
              </table:table-cell>
            </table:table-row>
            <table:table-row>
              <table:table-cell office:value-type="string">
                <text:p>2015/12/7</text:p>
              </table:table-cell>
              <table:table-cell office:value-type="float" office:value="0.8492">
                <text:p>0.8492</text:p>
              </table:table-cell>
            </table:table-row>
            <table:table-row>
              <table:table-cell office:value-type="string">
                <text:p>2015/12/8</text:p>
              </table:table-cell>
              <table:table-cell office:value-type="float" office:value="0.84095">
                <text:p>0.84095</text:p>
              </table:table-cell>
            </table:table-row>
            <table:table-row>
              <table:table-cell office:value-type="string">
                <text:p>2015/12/9</text:p>
              </table:table-cell>
              <table:table-cell office:value-type="float" office:value="0.83175">
                <text:p>0.83175</text:p>
              </table:table-cell>
            </table:table-row>
            <table:table-row>
              <table:table-cell office:value-type="string">
                <text:p>2015/12/10</text:p>
              </table:table-cell>
              <table:table-cell office:value-type="float" office:value="0.83175">
                <text:p>0.83175</text:p>
              </table:table-cell>
            </table:table-row>
            <table:table-row>
              <table:table-cell office:value-type="string">
                <text:p>2015/12/11</text:p>
              </table:table-cell>
              <table:table-cell office:value-type="float" office:value="0.82235">
                <text:p>0.82235</text:p>
              </table:table-cell>
            </table:table-row>
            <table:table-row>
              <table:table-cell office:value-type="string">
                <text:p>2015/12/14</text:p>
              </table:table-cell>
              <table:table-cell office:value-type="float" office:value="0.82235">
                <text:p>0.82235</text:p>
              </table:table-cell>
            </table:table-row>
            <table:table-row>
              <table:table-cell office:value-type="string">
                <text:p>2015/12/15</text:p>
              </table:table-cell>
              <table:table-cell office:value-type="float" office:value="0.8221">
                <text:p>0.8221</text:p>
              </table:table-cell>
            </table:table-row>
            <table:table-row>
              <table:table-cell office:value-type="string">
                <text:p>2015/12/16</text:p>
              </table:table-cell>
              <table:table-cell office:value-type="float" office:value="0.82535">
                <text:p>0.82535</text:p>
              </table:table-cell>
            </table:table-row>
            <table:table-row>
              <table:table-cell office:value-type="string">
                <text:p>2015/12/17</text:p>
              </table:table-cell>
              <table:table-cell office:value-type="float" office:value="0.82535">
                <text:p>0.82535</text:p>
              </table:table-cell>
            </table:table-row>
            <table:table-row>
              <table:table-cell office:value-type="string">
                <text:p>2015/12/18</text:p>
              </table:table-cell>
              <table:table-cell office:value-type="float" office:value="0.8251">
                <text:p>0.8251</text:p>
              </table:table-cell>
            </table:table-row>
            <table:table-row>
              <table:table-cell office:value-type="string">
                <text:p>2015/12/21</text:p>
              </table:table-cell>
              <table:table-cell office:value-type="float" office:value="0.8169">
                <text:p>0.8169</text:p>
              </table:table-cell>
            </table:table-row>
            <table:table-row>
              <table:table-cell office:value-type="string">
                <text:p>2015/12/22</text:p>
              </table:table-cell>
              <table:table-cell office:value-type="float" office:value="0.83275">
                <text:p>0.83275</text:p>
              </table:table-cell>
            </table:table-row>
            <table:table-row>
              <table:table-cell office:value-type="string">
                <text:p>2015/12/23</text:p>
              </table:table-cell>
              <table:table-cell office:value-type="float" office:value="0.82605">
                <text:p>0.82605</text:p>
              </table:table-cell>
            </table:table-row>
            <table:table-row>
              <table:table-cell office:value-type="string">
                <text:p>2015/12/24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2015/12/25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2015/12/28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2015/12/29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2015/12/30</text:p>
              </table:table-cell>
              <table:table-cell office:value-type="float" office:value="0.81275">
                <text:p>0.81275</text:p>
              </table:table-cell>
            </table:table-row>
            <table:table-row>
              <table:table-cell office:value-type="string">
                <text:p>2015/12/31</text:p>
              </table:table-cell>
              <table:table-cell office:value-type="float" office:value="0.8125">
                <text:p>0.8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